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872cm"/>
    </style:style>
    <style:style style:name="co2" style:family="table-column">
      <style:table-column-properties fo:break-before="auto" style:column-width="5.038cm"/>
    </style:style>
    <style:style style:name="co3" style:family="table-column">
      <style:table-column-properties fo:break-before="auto" style:column-width="2.648cm"/>
    </style:style>
    <style:style style:name="co4" style:family="table-column">
      <style:table-column-properties fo:break-before="auto" style:column-width="2.828cm"/>
    </style:style>
    <style:style style:name="ro1" style:family="table-row">
      <style:table-row-properties style:row-height="1.3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4.974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452cm" fo:break-before="auto" style:use-optimal-row-height="false"/>
    </style:style>
    <style:style style:name="ta1" style:family="table" style:master-page-name="PageStyle_5f_Sheet1">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cccccc"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Sheet1.B8"/>
    </style:style>
    <style:style style:name="ce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11">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A&quot;;&quot;B&quot;;&quot;C&quot;;&quot;D&quot;)" table:allow-empty-cell="true" table:display-list="unsorted" table:base-cell-address="Sheet1.B8">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61" table:default-cell-style-name="Default"/>
        <table:table-row table:style-name="ro1">
          <table:table-cell table:style-name="ce1" office:value-type="string" calcext:value-type="string">
            <text:p>Instructions</text:p>
          </table:table-cell>
          <table:table-cell table:style-name="ce1" office:value-type="string" calcext:value-type="string">
            <text:p>Types of issues </text:p>
          </table:table-cell>
          <table:table-cell table:style-name="ce8"/>
          <table:table-cell table:style-name="ce9" office:value-type="string" calcext:value-type="string">
            <text:p>Type</text:p>
          </table:table-cell>
          <table:table-cell table:style-name="ce12" office:value-type="string" calcext:value-type="string">
            <text:p>%</text:p>
          </table:table-cell>
          <table:table-cell office:value-type="string" calcext:value-type="string">
            <text:p>Count</text:p>
          </table:table-cell>
          <table:table-cell table:number-columns-repeated="58"/>
        </table:table-row>
        <table:table-row table:style-name="ro2">
          <table:table-cell table:style-name="ce2" office:value-type="string" calcext:value-type="string" table:number-columns-spanned="1" table:number-rows-spanned="4">
            <text:p>Please help us review the following sentences. These sentences were taken from a large source and certain words were modified automatically. On the right side you will see the most common issues we had with sentences. Please choose OK if this is a valid sentence in your language. If you encounter any of the issues you can select the letter (A, B, C, D) from the drop down menu. If you have any comments we are very grateful for them. Thank you for your help!</text:p>
          </table:table-cell>
          <table:table-cell/>
          <table:table-cell table:style-name="ce8"/>
          <table:table-cell table:style-name="ce10" office:value-type="string" calcext:value-type="string">
            <text:p>OK</text:p>
          </table:table-cell>
          <table:table-cell table:style-name="ce30" table:formula="of:=COUNTIF([.$B$8:.$B$2406]; &quot;OK&quot;)/2399" office:value-type="percentage" office:value="0.970821175489787" calcext:value-type="percentage">
            <text:p>97,08 %</text:p>
          </table:table-cell>
          <table:table-cell table:style-name="ce33" table:formula="of:=COUNTIF([.$B$8:.$B$2406]; &quot;OK&quot;)" office:value-type="float" office:value="2329" calcext:value-type="float">
            <text:p>2329</text:p>
          </table:table-cell>
          <table:table-cell table:number-columns-repeated="58"/>
        </table:table-row>
        <table:table-row table:style-name="ro3">
          <table:covered-table-cell/>
          <table:table-cell table:style-name="ce5" office:value-type="string" calcext:value-type="string">
            <text:p>A: Spelling is not correct</text:p>
          </table:table-cell>
          <table:table-cell table:style-name="ce8"/>
          <table:table-cell table:style-name="ce10" office:value-type="string" calcext:value-type="string">
            <text:p>A</text:p>
          </table:table-cell>
          <table:table-cell table:style-name="ce30" table:formula="of:=COUNTIF([.$B$8:.$B$2406]; &quot;A&quot;)/2399" office:value-type="percentage" office:value="0.00125052105043768" calcext:value-type="percentage">
            <text:p>0,13 %</text:p>
          </table:table-cell>
          <table:table-cell table:style-name="ce33" table:formula="of:=COUNTIF([.$B$8:.$B$2406]; &quot;A&quot;)" office:value-type="float" office:value="3" calcext:value-type="float">
            <text:p>3</text:p>
          </table:table-cell>
          <table:table-cell table:number-columns-repeated="58"/>
        </table:table-row>
        <table:table-row table:style-name="ro3">
          <table:covered-table-cell/>
          <table:table-cell table:style-name="ce5" office:value-type="string" calcext:value-type="string">
            <text:p>B: Grammar is not correct</text:p>
          </table:table-cell>
          <table:table-cell table:style-name="ce8"/>
          <table:table-cell table:style-name="ce10" office:value-type="string" calcext:value-type="string">
            <text:p>B</text:p>
          </table:table-cell>
          <table:table-cell table:style-name="ce30" table:formula="of:=COUNTIF([.$B$8:.$B$2406]; &quot;B&quot;)/2399" office:value-type="percentage" office:value="0.015839933305544" calcext:value-type="percentage">
            <text:p>1,58 %</text:p>
          </table:table-cell>
          <table:table-cell table:style-name="ce33" table:formula="of:=COUNTIF([.$B$8:.$B$2406]; &quot;B&quot;)" office:value-type="float" office:value="38" calcext:value-type="float">
            <text:p>38</text:p>
          </table:table-cell>
          <table:table-cell table:number-columns-repeated="58"/>
        </table:table-row>
        <table:table-row table:style-name="ro4">
          <table:covered-table-cell/>
          <table:table-cell table:style-name="ce5" office:value-type="string" calcext:value-type="string">
            <text:p>C: It's not easily speakable (including uncommon non-native words)</text:p>
          </table:table-cell>
          <table:table-cell table:style-name="ce8"/>
          <table:table-cell table:style-name="ce10" office:value-type="string" calcext:value-type="string">
            <text:p>C</text:p>
          </table:table-cell>
          <table:table-cell table:style-name="ce30" table:formula="of:=COUNTIF([.$B$8:.$B$2406]; &quot;C&quot;)/2399" office:value-type="percentage" office:value="0.00917048770320967" calcext:value-type="percentage">
            <text:p>0,92 %</text:p>
          </table:table-cell>
          <table:table-cell table:style-name="ce33" table:formula="of:=COUNTIF([.$B$8:.$B$2406]; &quot;C&quot;)" office:value-type="float" office:value="22" calcext:value-type="float">
            <text:p>22</text:p>
          </table:table-cell>
          <table:table-cell table:number-columns-repeated="58"/>
        </table:table-row>
        <table:table-row table:style-name="ro5">
          <table:table-cell table:style-name="ce3"/>
          <table:table-cell table:style-name="ce5" office:value-type="string" calcext:value-type="string">
            <text:p>D: Other </text:p>
          </table:table-cell>
          <table:table-cell table:style-name="ce8"/>
          <table:table-cell table:style-name="ce11" office:value-type="string" calcext:value-type="string">
            <text:p>D</text:p>
          </table:table-cell>
          <table:table-cell table:style-name="ce31" table:formula="of:=COUNTIF([.$B$8:.$B$2506]; &quot;D&quot;)/2399" office:value-type="percentage" office:value="0.00291788245102126" calcext:value-type="percentage">
            <text:p>0,29 %</text:p>
          </table:table-cell>
          <table:table-cell table:style-name="ce34" table:formula="of:=COUNTIF([.$B$8:.$B$2506]; &quot;D&quot;)" office:value-type="float" office:value="7" calcext:value-type="float">
            <text:p>7</text:p>
          </table:table-cell>
          <table:table-cell table:number-columns-repeated="58"/>
        </table:table-row>
        <table:table-row table:style-name="ro6">
          <table:table-cell table:style-name="ce4" office:value-type="string" calcext:value-type="string">
            <text:p>Sentences</text:p>
          </table:table-cell>
          <table:table-cell table:style-name="ce6" office:value-type="string" calcext:value-type="string">
            <text:p>Sentence OK or issue as described above</text:p>
          </table:table-cell>
          <table:table-cell table:style-name="ce6" office:value-type="string" calcext:value-type="string">
            <text:p>Comments</text:p>
          </table:table-cell>
          <table:table-cell table:style-name="ce3"/>
          <table:table-cell table:style-name="ce15"/>
          <table:table-cell table:number-columns-repeated="59"/>
        </table:table-row>
        <table:table-row table:style-name="ro5">
          <table:table-cell table:style-name="ce20" office:value-type="string" calcext:value-type="string">
            <text:p>I dag holdes barnet så at sige over dåben.</text:p>
          </table:table-cell>
          <table:table-cell table:style-name="ce7" table:content-validation-name="val1" office:value-type="string" calcext:value-type="string">
            <text:p>B</text:p>
          </table:table-cell>
          <table:table-cell table:style-name="ce5"/>
          <table:table-cell table:style-name="ce3"/>
          <table:table-cell table:style-name="ce15"/>
          <table:table-cell table:number-columns-repeated="59"/>
        </table:table-row>
        <table:table-row table:style-name="ro5">
          <table:table-cell table:style-name="ce20" office:value-type="string" calcext:value-type="string">
            <text:p>Sprogudbuddet bliver hurtig begrænset, hvis eleven vil fokusere på naturvidenskabelige fag.</text:p>
          </table:table-cell>
          <table:table-cell table:style-name="ce7" table:content-validation-name="val1" office:value-type="string" calcext:value-type="string">
            <text:p>OK</text:p>
          </table:table-cell>
          <table:table-cell table:style-name="ce5"/>
          <table:table-cell table:style-name="ce3"/>
          <table:table-cell table:style-name="ce15"/>
          <table:table-cell table:number-columns-repeated="59"/>
        </table:table-row>
        <table:table-row table:style-name="ro5">
          <table:table-cell table:style-name="ce20" office:value-type="string" calcext:value-type="string">
            <text:p>Desuden er det uhyre vigtigt for havmiljøet, at støtten til de flydende fiskefabrikker ophører.</text:p>
          </table:table-cell>
          <table:table-cell table:style-name="ce7" table:content-validation-name="val1" office:value-type="string" calcext:value-type="string">
            <text:p>OK</text:p>
          </table:table-cell>
          <table:table-cell table:style-name="ce5"/>
          <table:table-cell table:style-name="ce3"/>
          <table:table-cell table:style-name="ce15"/>
          <table:table-cell table:number-columns-repeated="59"/>
        </table:table-row>
        <table:table-row table:style-name="ro5">
          <table:table-cell table:style-name="ce20" office:value-type="string" calcext:value-type="string">
            <text:p>Jeg tror, at det kunne have hjulpet os.</text:p>
          </table:table-cell>
          <table:table-cell table:style-name="ce7" table:content-validation-name="val1" office:value-type="string" calcext:value-type="string">
            <text:p>OK</text:p>
          </table:table-cell>
          <table:table-cell table:style-name="ce5"/>
          <table:table-cell table:style-name="ce3"/>
          <table:table-cell table:style-name="ce15"/>
          <table:table-cell table:number-columns-repeated="59"/>
        </table:table-row>
        <table:table-row table:style-name="ro5">
          <table:table-cell table:style-name="ce20" office:value-type="string" calcext:value-type="string">
            <text:p>Den bedste kur er forebyggelse.</text:p>
          </table:table-cell>
          <table:table-cell table:style-name="ce7" table:content-validation-name="val1" office:value-type="string" calcext:value-type="string">
            <text:p>OK</text:p>
          </table:table-cell>
          <table:table-cell table:style-name="ce5"/>
          <table:table-cell table:style-name="ce3"/>
          <table:table-cell table:style-name="ce15"/>
          <table:table-cell table:number-columns-repeated="59"/>
        </table:table-row>
        <table:table-row table:style-name="ro5">
          <table:table-cell table:style-name="ce20" office:value-type="string" calcext:value-type="string">
            <text:p>Jeg skal minde om, at en taxavognmand, som kører os hertil, tjener ca.</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alle samfund, også det litauiske samfund, er der lesbiske, bøsser og biseksuel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europæiske tunindustri er ikke tru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kal de medregne tilgængeligheden af tilstrækkeligt kvalificerede ansø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egrebet bæredygtighed behøver ikke hele tiden at blive opfundet på ny.</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naturligvis både for dem og mig aksiomatis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værre kan svampefiskeri imidlertid ikke på nuværende tidspunkt medtages i aftal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mtrent en tredjedel blev afvis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t gammelt tema, men alligevel højaktuel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man betaler med lire, skal jeg så give tilbage i eur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ønsker ingen erstatningschokolade, men ægte chokolade med kakaosmø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har lydt et nej fra alle si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 har kvajet sig i denne s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srael pulveriserer nu også disse stakkels mennesker med eksperimentelle våb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ror, at vi er enige om, at de filippinske søfolk også skal løslad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følge ændringsforslaget til listen anvendes det til at bevare skumkronen i ci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Columbia er en strategisk partner for o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forældet at ensrette menneskers liv til efter ensartet ugeplan.</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Den virksomhed, der eksploderede, producerede gø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moderate delegation mener, at anklagemyndigheder skal befinde sig på nationalt niveau.</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exander, særlig når det gælder spørgsmålet om den juridiske status af erklæringen.</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Spyware giver en tredjepart adgang til samme data som bruger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le ved, hvad der skete, så det vil jeg ikke dvæle v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arlamentet skal gøre det ved at turde give ansvarsfrihed, når der er proble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også meget vigtigt at bevare sammenhængen mellem anprisninger og ernæringsprofi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iberia har gennemlevet de mest forfærdelige og traumatiske ti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agevis blev klostret hermetisk afskåret fra omverden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pørgsmålet om dominerende nationale selskaber er meget følelsesla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næst udstedes et europæisk betalingspåbud, såfremt debitor ikke kla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ra industriens side anføres, at modeltekniske tilpasninger kræver en lang perio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delig mener mange fiskere, at det bringer ulykke at lære at svøm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tilpasning kræver, at lederne træffer vanskelige beslutninger, som ofte er upopulæ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europæiske borgere bør ikke betale prisen for erhvervsmæssig og politisk gambl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enkelt stemme er ikke så stærk som mange stemmer, der synger i k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Østrig har i øvrigt de skrappeste bestemmelser mod nynazisme og dens genopstå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uberkulose er et åbenlyst eksempel på den ulighed, der gennemsyrer vores ver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vinder skal ikke umyndiggøres med kvoter, men hindringerne for deres karrierefremgang skal fjern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griber ikke ind, men græder og råber i stedet som gamle kvin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en sådan opførelse vil der kun blive handlet med hajprodukter fra bæredygtige bestande.</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En lampe er tændt, men den er endnu ikke r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glbygerne og naturkræfterne var så voldsomme, at de ødelagde adskillige afgrø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g vi kan snart stå over for en overgang i det besatte, palæstinensiske områ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lgiv mig, men jeg har lidt mavepi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ndre prioriteter er afbetalingen af høj statsgæld og omstruktureringen af pensionssyste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finde balancen mellem at beskytte forbrugeren mod udlåneren og udlåneren mod forbruger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vigtigt i forbindelse med ulykker og navnlig eneulykk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værre har mange af køreplanens aspekter været og er fortsat under angreb.</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eguleringen af lønindekset vil ikke udrydde denne interessekonfli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kifer er ikke kun sort, skifer er hvidt og sølv og gr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fordømmer vi naturligvis blasfemi.</text:p>
          </table:table-cell>
          <table:table-cell table:style-name="ce7" table:content-validation-name="val1" office:value-type="string" calcext:value-type="string">
            <text:p>D</text:p>
          </table:table-cell>
          <table:table-cell table:style-name="ce5" office:value-type="string" calcext:value-type="string">
            <text:p>Religiously charged opinion regarding blasfemy without context</text:p>
          </table:table-cell>
          <table:table-cell table:number-columns-repeated="61"/>
        </table:table-row>
        <table:table-row table:style-name="ro5">
          <table:table-cell table:style-name="ce20" office:value-type="string" calcext:value-type="string">
            <text:p>En urentabel produktion bør ikke holdes kunstigt i live i al ev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ores store problem er immobili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ag er disse ord blevet latterl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charge, ledsaget af en række bønfaldelser, er ikke et sådant magtmiddel.</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Samtidig er jeg enig i synspunktet om, at der ikke findes nogen mirakelløs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har glemt de rødhåre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ager det til mig, som det ærede medlem sagde om udvælgelsesudvalgets enkønnede karak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må derfor sikre, at det bliver mere end blot et proje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uden mener jeg, at vi bør støtte genopbygningen af de grundlæggende serviceyd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kort ridse op, hvad det drejer sig o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ighed og ligebehandling er de eneste holdbare byggesten i ethvert civiliseret samfu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må studere, men lektioner, der afholdes af mænd, ser kvindelige studerende på vide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vores øjne van denne strategi mangelfuld på to vigtige punkter.</text:p>
          </table:table-cell>
          <table:table-cell table:style-name="ce7" table:content-validation-name="val1" office:value-type="string" calcext:value-type="string">
            <text:p>A</text:p>
          </table:table-cell>
          <table:table-cell table:style-name="ce5"/>
          <table:table-cell table:number-columns-repeated="61"/>
        </table:table-row>
        <table:table-row table:style-name="ro5">
          <table:table-cell table:style-name="ce20" office:value-type="string" calcext:value-type="string">
            <text:p>De afgivne tilsagn må absolut honoreres på mødet i septemb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opnår man ikke med tva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drejer sig om fire år plus to fra det nye direktivs ikrafttræ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ialogen med de indonesiske myndigheder påpeges også nødvendigheden af frie og fair val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brugerne fik ganske enkelt ikke smæk for skill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omfattende betænkning af høj kvali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åske er det simultantolkningen, der er årsag til problemet h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adigvæk står eller sidder der femårige ved vævestolen, og deres forældre har intet arbej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an ikke acceptere, at landene oparbejder ubegrænset national gæ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virkeligheden rider dette direktiv med på modebølgen og den nemme dyd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dnyttelsen af rummet er ganske umærkeligt blevet en del af dagligda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ar været noget af en føljet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rigtigt, at vi foretog en simulationsøvelse for kopper i sidste u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ndskyld, at jeg ikke ytrer mig om det britiske oksek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em giver medlemsstaterne pengebeløbene i første omga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fremgangsmåde lugter næsten af deling af rov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dog også være udhvilede, vi skal handle besind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ikke tvunget til at holde fast i denne forkerte afgør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ar forbavset over, at vulkanudbrud ikke blev afskaff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ronzesoldaten var blot en undskyl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Chokerende er ligeledes teksterne i antiungarsk graffit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dette ikke sker, bliver demokratiet en deformeret størr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på opløbsstrækningen, men resten af vejen vil stadig være fyldt med udfordr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dan måler vi denne succ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er ikke nogen fornuftig grund til udsætt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vil ske en delvis ophævelse af forbuddet for gelatine, talg og sæ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 således være uhensigtsmæssigt, hvis jeg på nuværende tidspunkt uddyber det nærm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andre ord, aftalen er ikke strålende, men den er rimeligt tilfredsstill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rgo er der en reel risik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skal også tages hensyn til statens subjektive opførs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hviler de med et utal af andre børn, og alle er de skuffe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åb er nu desværre bris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lv dværgene burde kunne rejse sig i deres fulde høj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lk uden humor kunne endda opfatte det som en fornærm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lv tilhørerlogen er ved at være to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duer det ikke med en løsning, der er baseret på eksklusive krav.</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strategi bestående af et hierarki af priorite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år alt kommer til alt, udvindes alle diamanter under frygtelige forho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gen statsstøtte kanaliseres imidlertid til firmaer i forklæ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odt, lad os tage guderne ud af spill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hvem afgør, om de filer, vi har, er af kommerciel art eller ej?</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nået langt, men der er stadig diskussion om et par ømtålelige punk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ar altid forsøgt at lade så mange som muligt komme til or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llers vil vi næsten kun have tabt og intet vundet ved den uofficielle forhandl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øsningen er ikke rotation, men vægt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skal være vores indfaldsvinkel, når vi kigger frem imod de kommende u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bevæget os fremad i snegletemp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atistisk blændværk har også andel i det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have nogle kvantitative mål for ligestill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dan genopretter man husfr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veralt forværres denne vold af opkomsten af ekstremistiske bevæg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øbenhavn er vores store mulighed for at undgå en katastrofe, sådan som fageksperterne si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arlamentet træffer imidlertid beslutning herom, og den beslutning vil jeg bøje mig f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ed hårdhændede udvisninger er der også tidligere faldet døde og sårede i andre medlemsstater.</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Det er det, jeg ville kalde en kartesiansk klarhed.</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Fjernsynets subkultur, sport præget af hooliganer, narkoens pseudoparad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ikke nok brød og marmelade til dem al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ad folkets repræsentanter har gjort, må de også kunne gøre ugjor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vidste, hvor truslen kom fra, for den havde en placering og et ans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kommer stadig større tabsta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altså i årtier spillet russisk roulette med vores sundhed og miljø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tte er ikke reelle bespar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bringer den nordiske pasfrihed i fa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fem års balsamering for alle, der er færdige i deres eget l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le gerne vide, hvilke ulemper og for hv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oldnordiske papirnusseri koster både tid og pe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hartoum har protesteret mod denne overførsel og råbt op om et vestligt komplot.</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Vi må også erkende, at denne betænkning kun er en brik i et puslespi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rkeligheden må vige for det liberale dogme, når kapitalens globalisering står på dagsorden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senegalesiske regering og alle de andre regeringer kan også bebrejd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dekalog fokuserer grundlæggende på tre områder.</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Den aktuelle økonomiske situation kræver ro og forsvarlige indgreb.</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ynes egentlig, det er ærgerligt, at vi taler så lidt om det nu.</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om læge er jeg fuldt ud klar over de skadelige virkninger ved ludoman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 betyde bæredygtig væks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alget er ikke legitimt, eftersom den siddende præsident kom til magten ved et statskup.</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ønsker ikke at give vores sovende kæmpe et gok i nød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ændres under gæringsprocessen og udskilles eller filtreres fra på naturlig v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vil først, som en god gourmet, vide, hvad menuen står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atanen sagde dette med stor overbevisning for et øjeblik siden.</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Der er ligeledes blevet vedføjet en særlig protokol herom til trakta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forbindelse med samme operation blev alfonserne anhol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går selv altid ind for nultolerance, hvad angår mær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sofisternes meto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igter mod at få andragender, der har substans og er apolitisk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ådet og medlemsstaterne er lysår væk fra denne hol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dyr lever under skrækkelige forhold, og mange bliver flået lev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le jeg have haft opklaret i betænkn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noget godt kompromis, det er en vakkelvorn bas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ipendierne er lave og fører allerede på den måde til social udvælg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aler vi ondt om virksomh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har alle været de sidste seks måneders adelsmærk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ge virksomheder bliver opkøbt eller modtager finansiel bistand gennem disse fo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n første fase er der tale om feber og svækk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medfører både menneskelige, økonomiske og sociale omkost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første bropille vedrører teknologisk fors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t gøre noget retrospektivt og gældende for fortiden er dår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for det første et enormt behov for omskoling af en hel faggrupp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for har slagtedyr større ret til velfærd end fededy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have øget denne sum i de næste 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forklarer det store antal børn på børnehj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ultur er altid et tveægget sværd, og det er det, der er særligt interessan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etager vi en uhildet vurdering, må vi erkende, at man bifalder dets result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bjektiv, fordi den er baseret på uanfægtelige beløbsopgør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plysningen må imidlertid ikke være begrænset til plakatkampagner eller ministres besøg på sko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godt nok, at vi vrider vores hænder og siger undsky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ad angår indvandring, er signalet fuldstændigt under lavmål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etop disse virksomheder har problemer med at skaffe risikokapita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håbentlig kan vi få en god nats søvn i den nærmeste fremt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nternettet har en aura af fremskri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er derfor en arg modstander af kernekraft, når den praktiseres på denne må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dan kan vi hjælpe nordkoreanerne i denne situat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le have vakt furo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anvendes rug af meget høj kvalitet til produktion af funktionel ma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g jeg tror ikke, at vikingeskibene producerede drivhusgas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anskeligt kontrollerbare sygdomme såsom ebola har spredt sig til mennesk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forskellige holdningsskift hos myndighederne viser klart deres rådvild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vedtage denne beslutning, som rummer tre noble forhåb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midlertid findes der også uoplyste forbru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foranstaltninger har båret fru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anvendes ingen køller eller knipler, idet der i stedet anvendes gevær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skaber problemer i form af miljøforurening, støj, trængsel og ulykk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ynes imidlertid heller ikke, at fredsforhandlingerne var en komplet fiask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dan kan voksne mennesker behandle børn som forbrydere, inden de overhovedet har nået puberte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er det latterligt, at man nu skændes om, hvordan dette instrument skal finansier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odstand alene og egocentrisk forsvar af ens eget territorium er ikke tilstrække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af disse årsager, at jeg trods alt velvilligt stemte ja.</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ræferencer alene er ikke no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med krænkes menneskeværdigh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venske skove, rygraden i svensk økonomi, forvaltes økologisk og under hensyntagen til miljø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må nu afbryde forhandlingen og gå over til afstemning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 anmoder om, at de reducerer deres fiskeri, deres tonnage og deres fangster.</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I de nye rammer for denne lovgivning skal barnet anbringes i centrum af adoptionsprincipp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vil påstå, at de er bedre end det europæiske gennemsni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er resultatet, facit, i dag ikke tilfredsstill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le omkostninger, der lægges til ordrens værdi, afholdes af sælger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ackson har forstået dette godt og taget hensyn til aspektet i sin betæn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ar kun sagt goddag til de to store matadorer i denne deba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det mener jeg, at vi faktisk har mange forskellige arbejdsopga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l de ikke blive belånt fra star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anset hvor erfarne chauffører er, skal de altid spænde sikkerhedssel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t vi ikke udfaser dem, mener jeg, er uambitiøst, og mener jeg, er trist.</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Vi må frem for alt ikke skabe forbindelser, så længe alle cubaneres rettigheder krænk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d fra det lækkede dokument vil jeg gerne stille ham tre spørgs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le glødede af optimisme, men det fusede u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ovgivningen er særligt vigtig for spædbørns sundhed i forbindelse med am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rnbanespeditørerne er et sammenbrud næ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nye testformer er tarmkræft et nyt screeningsområ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armet uran anvendes stadig på krigsscenen, på land og i by.</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ønsker at gentage, at vi vil yde en langsigtet indsat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lkenes selvbestemmelse er et ubrydeligt princip.</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risten lå i tilgangen til de mindre hårde safarigitre.</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Bajonetter kan, som bekendt, bruges til meg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er glad for og respekterer konstitutionelle monarki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mennesker prøver at forbedre deres liv, og det er ikke en forbryd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fanget millioner i afhængighedens elend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errorister, mordere og kommunister!</text:p>
          </table:table-cell>
          <table:table-cell table:style-name="ce7" table:content-validation-name="val1" office:value-type="string" calcext:value-type="string">
            <text:p>D</text:p>
          </table:table-cell>
          <table:table-cell table:style-name="ce5" office:value-type="string" calcext:value-type="string">
            <text:p>Not really a sentence</text:p>
          </table:table-cell>
          <table:table-cell table:number-columns-repeated="61"/>
        </table:table-row>
        <table:table-row table:style-name="ro5">
          <table:table-cell table:style-name="ce20" office:value-type="string" calcext:value-type="string">
            <text:p>Jeg er omgivet af nogle meget opmærksomme mennesker h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midlertid også ønskværdigt, at vi støtter yderligere bikommunale projekter på ø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må ikke overtages af de korporative interes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at spænde vognen for hesten, fru kommissæ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ls det symbol, der ligger i temporal enhed.</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Dermed har den i første omgang stået sin prøv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danne overgreb kan ikke tolereres uden en stærk reaktion fra de europæiske institution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allerede kedelige eksempler på dette i andre sammenhæ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øver vi nu, siger vi, at menneskerettigheder ikke har nogen plads i international polit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ord var ubesindige og byggede ikke på fakta.</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ad skal vi gøre for at komme igennem med vajende fan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enkling af processerne er derimod den bedste forudsætning for at bekæmpe disse fænomen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ndartede kræftknuder er den næststørste dødsårsag hos bør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tredje fælde er måske uklar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 sige, der skal være frirum og et finansielt sikkerhedsn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neskeheden er gået fra træalder til kulalder og derefter til olieal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udgjorde en risiko for andre søgående fartøjer i havn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iavl fremmer også den økonomiske udvikling i landdistrik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ores klima trues af både vores udnyttelse og afhængighed af fossile brændstoff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omfattende uddeling af brochurer trykt på glittet papir har ikke kunnet udligne 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utinemæssige obduktioner gennemføres af ministeriets dyrlæger på alle slagtede dy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var ikke blandt hooligan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hidtidige lønpolitik har nemlig også forvredet branch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nflikten har ulmet i årev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gælder også for stabilitetspag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irakiske folk vil ganske givet ikke begræde tabet af denne diktat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n nævnte urfuglen og den iberiske lo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bulgarske parlament har i øvrigt enstemmigt udtalt sig herf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nødt til at skrue bissen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dligere har den ikke gjort sig den ulejlighed at søge denne støt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gså det bør afdækkes ved langtidsstudier, og resultaterne bør offentliggør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tte bryllup er nødvend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 hvorfor ignorerer højresiden 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vi må ikke hvile på laurbærr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verige vil føre os ind i en ny æra i europæisk fællesskab.</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åske skulle vi gøre os klar til at tænde bavn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adsjikistan har stadigvæk træk, der ikke hører hjemme i en demokratisk retssta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virkelig kun en rigtig snue, ikke en politisk snu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ag er vi nødt til at være hudløst ærlige omkring dette spørgs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bliver vanskeligt, når der ikke findes nogen definition af, hvad strafbar pornografi 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er et sensitivt stadium i børns intellektuelle, fysiske og kognitive samt sproglige udvikling.</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Hvor er de store mængder ubearbejdet mel, der er potentielt foruren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kan slet ikke anvende en aritmetisk opdeling a la halvt om halvt.</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Der tales i øjeblikket meget om bonuskulturen og aflønning af led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em tog civile gidsler for at forhandle med den lokale guvernø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le den fælles landbrugspolitik er et absurd påfund og skal afskaff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løfte fik jeg imidlertid i februar af kommissæren også i kulturudvalg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fleste af de lande, som vi kommer fra, har et tokammersyst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gså bygherren og underentreprenørerne har deres egne tvis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genturerne skyder imidlertid op som paddehat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vil være fare for alvorlig krise og stagnat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dligere hang klasseskel sammen med mængden af ejendom eller pe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ar genoptaget høringerne og forhandlingerne mellem regeringskonferencens delta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er imidlertid en jastemme med et klart forbeho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ygningens udvendige glasparti er snavs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vigtigt, mener jeg, at sætte fingeren på dette ømme pun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første er den audiovisuelle sektors betydning for sportens frem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ormalt skal bilerne være registreret i den medlemsstat, hvori ejeren er bosa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rker helt utroligt på m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an ikke kritisere dem for at gøre det, men vi kan undre o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urtigruterne udgør et betydeligt fremskridt henimod den sande liberalisering af jernbanemarke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forslag er for mig et udtryk for de eurofiles umættelige fanatis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ror, at de baltiske lande har fået de allerværste knub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kunne fortsætte med folkelige udtryk om bryggerier og fester i d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ar et udmærket spørgsmål, men det kom ubelej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ikke være apokalyptisk, og jeg vil heller ikke være demagogis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tså ingen skænderier om parmaskinke og svenske model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pæisk manna anvendes kun til at forlænge et uholdbart styres levet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åh nej, det står uafgjor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derfor på høje tid, at kreditvurderingsbureauerne holdes i kort sn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 skal her kort før jul roses for nogle gode og upåklagelige forsl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r det tilladt at indføre en statslig hashru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yt ikke til de polske politik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 også bidrage til, at der foretages uopfordrede vurder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t eksotisk rejsemål for europæere med dets ry som silkevej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ge sygeplejersker blev evakueret, om ikke så mange læ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nisten går ikke engang videre til medlemmerne her i mødesal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res protester er blevet affejet med en håndbevægelse som forhastet teknokratisk argumentat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t aktuelle tilfælde var det naturens kræfter, der satte lufttrafikken fuldstændig i st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t brænde lejre ned og jage mennesker gennem gaderne er helt uacceptabel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 amerikansk politik er israelsk politik, og vi europæere trasker efter vores led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aturligvis kan vi kun fordømme disse voldshandlinger og dette hærvær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iv os navnene på alle eksper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ersonligt er jeg stor tilhænger af behandling i brystcent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atastrofen står prentet i mange ukrainske indbyggeres hukomm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importerer bauxit til produktion af aluminium.</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Jeg tænker her på vores babyer, vores sutteflasker osv.</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rker sandsynligt, at disse udsving vil fortsætte, fru kommissæ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le nemlig være fuldstændig forkert og overordentlig uklo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illegale jægere har okkuperet en stor del af l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kapitulerer over for sukkerindustriens interesser og sødladne måde at lobbye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drejer sig for det meste om sintret eller komprimeret farligt affa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danne netværk har vi brug f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andbrugsudvalget har rent faktisk den holdning, at vi bør vove spring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er ikke science fiction, men virkelig nødvend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økonomisk politik er ikke kun en enkelt, mekanisk sekvens af procedur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ar ikke klar over, at han havde så ærefuld en fort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rincippet om gradvis adgang til tohjulede køretøjer vil helt klart forbedre sikkerh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andre områder sælger man vin på strø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u bliver den dem tildelt uden affyring af et eneste sku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kan ikke finde rundt i virvaret af overstregede budgetposter og fupoverskrif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forfatning er død og begravet, i det mindste hvis vi kalder os demokr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køretøjer er særligt velegnede til bykørs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næst en hysterisk besættelse af den menneskeskabte globale opvarm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fter min mening er vin et af de mest elegante produkter, landbruget kan fremstil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iljøet er uerstatteligt, og vores skove må ikke blive ved med at forsvi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r har vi været frygtsomme og har gået som katten om den varme gr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skal gøres klart, ellers bliver det bare en kakofoni om trakta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har løjet og fundet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ndte rent faktisk med en niårig perio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var særdeles bekymrede for, at japanerne og amerikanerne ville tage føringen uden o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t fra mit synspunkt skal denne nye procedure finpuds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romt håb indadtil, øredøvende tavshed udadti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Åbning af den årlige sess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skam, han ikke havde tid til at høre mit sva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taler derfor om valnødder, hasselnødder, mandler, pistacienødder og kastanj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fslutningsvis blot en enkelt sæt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måde at bevise den europæiske moms og dens effektivi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gerne fortælle en kort anekdote i denne forbind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venstående retningslinjer sigter også mod at styrke vor konkurrenceev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subarktiske temperaturer om vinter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n er stadig under husarrest og skal melde sig dagligt hos politi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en dyb kløft mellem den politiske retorik og de finansielle perspekti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nødt til at gå ud og promovere vores kvalitetsproduk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åber, at det også gælder os som politik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l det afstedkomme en udligning nedef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faktisk ikke berammet en dato for retssa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krig derimod kan få fuldstændig uoverskuelige føl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er beæret over, at jeg har haft mulighed for at drøfte disse spørgs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amme dag angriber kampvogne hospitalet og ødelægger iltappara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vil altid stå på demokratiets side, ikke på tyranniet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dvalget ser desværre hele tiden bort fra disse modsæt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uden grund, at stålindustrien er blevet nævn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brug for et sådant initiativ i de seks amtsområ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målet er at hindre omfattende forstyrrelser i produktionsmønsteret og jordens værd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erfaring bør være den væsentligste præmis bag en helt ny reform af traktatsystem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teder, hvor situationen er vanskelig, kan man benytte definitionen af bylufthavnen som midd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henblik herpå skal den optages i traktat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har ikke udmøntet sig i højere lønninger eller en væsentlig stigning i beskæftigels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vi skal stadig have vedtaget mål på delområder som fiskeri, landbrug og skovbru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yskurven lyser efter min mening gult h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t spørgsmål, som stadig står åbent hos os, er kurertjenest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nødt til at nulstil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aler ikke om andre meget grusomme metoder at slå folk ihjel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Økonomisk vækst og jobvækst nedbringer ikke fattigdomm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anholdes, afhøres og idømmes fængselsstraff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nbøndernes interesser er indlysende, men det er folkesundhedens i lige høj gra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ålet var at gøre det ved hjælp af rå magt, brutalitet og hensynsløs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må reageres over for denne uheldige situat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vi virkelig vil bekæmpe det, er oplægget for enkel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eknisk kan afstemningen udsættes til apri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har en nybegynder i sæ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pørgsmålet om egne indtægter vil dukke op igen i de kommende mån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ønsker, at de bevæger sig i retning af demokrati og respekt for menneskerettighed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give endnu et svar på spørgsmålet om en ny standard for akust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fastfrysning af deres lønninger på flere millioner dollars er ikke en straf.</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ror ikke, at den europæiske rumsektor lider under øgede kompetencer, tværtimo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lyniveauet i kosten ligger et godt stykke inden for sikkerhedsgræns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ådet bryster sig, fordi det er så god til at håndtere høvlen.</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Nu ser jeg så, at det står at læse i protokoll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danne oplysninger findes for mange traditionelle plantelægemid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behøver altså ikke omsmelte mønter så ofte og slå dem på ny.</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llad mig at tilføje et fjerde e, nemlig e for empat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drejer sig i grunden om at addere ettaller og nul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ironi, der ville være morsom, hvis den ikke var så tragis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asko har gjort det, som de institutioner, jeg nævnte, hele tiden taler o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skal hellere ydes støtte til de landmænd, som dyrker afgrøder efter traditionelle meto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u skal vi have en idiotsikker analysemetode til bestemmelse af ingrediens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praksis støder mange kvinder stadig hovedet knaldhårdt mod det såkaldte glaslof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pørgsmålene handler om krumme agurker, snus og andre dagligdags t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roduktionen af organisk gødning, gylle og slam falder endvidere ikke ind under dette direktiv.</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sådan form for uanstændigt management er uacceptab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dan en rapport er ude på at trække det politiske primat gennem plø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har ikke de samme nautiske kvalite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Cigaretter med et lavt tjæreindhold er lige så skadelige som andre cigaret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egrebet volontørtjeneste findes ikke i den finske arbejdsmarkedslovgiv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lkøretøjer omfatter tog, sporvogne, busser, biler og cyk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æsten alle regeringer murrer over tjenestemændenes eller dommernes løn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halvandet år siden truede markederne med at knække hele den globale økonom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 har allerede påbegyndt denne evaluering og håber at gøre mere i fremti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etænkningens udsagn om det gnidningsfri samvirke er simpel juridisk nonsen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otordrevne køretøjer og påhængskøretøj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lk er i defensiven med hensyn til en eventuel nedbrydning af deres spro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mener ikke, at det er konstruktivt at fastsætte en deadline på dette tidspun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riane er et støtteprogram for bøger og læs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det niende kræver den fokus på erindring, så ofrene ikke glemm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år vi forsøger at hjælpe kvinder, risikerer vi at straffe dem på jobmarke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har lanceret et webst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er, at kulturpolitikken skal blive den tap, som den europæiske politik drejer o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h, hvor dejligt, der kommer hun j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den at bagatellisere kogalskab efterlyser jeg sans for proportion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rigtigt, at antallet af marsvin er meget lav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runde af med en afsluttende poin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røber meget mindre, hvad der foregår i nabol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allas, mine damer og herr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re gennemskuelighed alene er imidlertid ikke nok, hvis vi vil have øget nærdemokrat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kal til omeksamen i jun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raktatreform er den korrekte reaktion på borgernes forvent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betænkning kunne have undgået offentlig bevågen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roede, at dette ville koste nogle få tusinde pu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aturligvis henvises der til, at lønudgifterne er meget høj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transport, for byarkitektur og særlige politikker for arbejdsmarkedet og for uddann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ikke kun den ydende par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sådan opførsel gør den sudanesiske regering til medskyldig i disse påståede forbryd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der bliver tilbage, kan såmænd blive vanskeligt nok endda.</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xchikane er et ubehageligt fænom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bliver nødt til at tage skeen i den anden hå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rammedirektiv er også kronen på værket af nogle kollegers utrættelige fl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dan kan bosserne i virksomhedernes bestyrelseslokaler dog holde sig selv u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adskillelse skal bevares, og de to ting må ikke flettes ind i hinan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ndes liv og helbred er fortsat i fa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derfor helt afgørende med et internationalt samarbejde for at kontrollere infektionssygdom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forventer langt mere, ikke bare som den europæiske venstrefløj, men som europæiske bor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gjorde det ikke, med mindre der henvises til æraen for ren skamløs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pa skal have modet til at kalde en spade en spa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re europæiske statsborgere holdes stadig som gids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er dette særtilfælde fuldt begru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fter evne skal denne støtte give den algeriske pressefriheds vågeblus den uundværlige il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insinuerer ikke, at nederlænderne er æreløse, heller ikke svensk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t andet område, hvor der er brug for forandring, er pressefrihed og ytringsfri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andler ikke om at skabe en masse red tap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ad mig skildre følgende case for kommissær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ved sættes der måske spørgsmålstegn ved det, som dr.</text:p>
          </table:table-cell>
          <table:table-cell table:style-name="ce7" table:content-validation-name="val1" office:value-type="string" calcext:value-type="string">
            <text:p>D</text:p>
          </table:table-cell>
          <table:table-cell table:style-name="ce5" office:value-type="string" calcext:value-type="string">
            <text:p>Cut off mid-sentence</text:p>
          </table:table-cell>
          <table:table-cell table:number-columns-repeated="61"/>
        </table:table-row>
        <table:table-row table:style-name="ro5">
          <table:table-cell table:style-name="ce20" office:value-type="string" calcext:value-type="string">
            <text:p>De betalte pengene tilbage, og det er sådan, klaveret spil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neskenes huse er sammen med deres hukommelse erode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andkraft, vindkraft og kernekraft rummer disse muligh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sørge for, at der tages hensyn til det ærede medlems synspunk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var også mange, som åbenlyst viste deres sympati for oppositionsparti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for er den blevet skåret n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passer måske ikke, men alligevel er der et tonefald, som ikke ly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anebrydende resultater kan kun opnås på grundlag af velplanlagte langfristede invester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vineindustrien er vigt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ystområdernes udkomme er ofte afhængig af dette ene erhverv.</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om fortaler for retten til liv kan jeg ikke med god samvittighed stemme f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brug for nye ligaer, vi skal ud af denne snævre nationalstatslige tankega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ikke slynge hinanden alskens ubehageligheder i ansig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ådet har imidlertid blokeret sagen i flere uger, og proceduren er endelig str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un en sejr over erobrerne vil medføre ro og or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jernobyl må og skal lukk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 må ikke smyge ansvaret af s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remtiden er æg fra fritgående høn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ankerne har trukket sig tilbage i deres skjul og tjener ikke deres for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iskeriet skal begrænses, så der sikres en bæredygtig og naturlig fornyelse af laksebestand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oget tilsvarende skal finde sted med hensyn til bly og ti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lk på stedet ved, hvor skoen trykker, og hvordan den kan tilpass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åber, at håbet vil vinde over skepsiss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bør stræbe efter at opnå resultater og fortsætte arbejdet konsekven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 lad os ikke slynge statistik omkring os som fornærmelser ved en fodboldkamp.</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danne forsinkelser skal ubetinget forhindres fremo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andre dele af verden hedder problemet overlev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brugerne, navnlig de yngste forbrugere, skal beskyttes mod skjult rekla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trækker store veksler på en sådan arvs bæreev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globale opvarmning er for vigtig til, at vi kan nøjes med denne tripp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ar mit tomatsikre tøj på, hvis nogen har noget i tank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ar i høj grad nydt at arbejde sammen med h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for siger jeg det, og hvorfor denne sælsomme sammenlig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forfærdelige sår bløder stadig, og det vil bløde længe endnu.</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ørst kaster man helt tilfældigt økonomisk stærke og økonomisk svage økonomier i samme gry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leje af børn og ældre slægtninge er under alle omstændigheder fortsat en opgav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alddøren blev tydeligvis ikke lås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modsat fald skal man straks holde op med dette pja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om dreng kunne jeg ikke handle i en tyskejet but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pørgsmålet om donation fra levende donorer har været den største udfordr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r tænker jeg især på kvinder, som er ofre for sexslavehand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behøver ikke skabe mere papirarbejde og administrativt bøvl for de allerede betrængte landbru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folkelige kamp må forenes mod det samlede imperialistiske syst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anfægter ikke personspørgsmålet, men procedur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angsten foregår under anvendelse af en slags nylonstrømpe, som fisker hele områder tom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mindelige mennesker jagter i bogstavelig forstand penge, eftersom priserne sti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ores motto skal til enhver tid være gennemsigtighed, ansvarsfølelse og effektivi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ødslet med ressourcerne i det uendel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kan man kun fuldt ud hilse velkommen og understre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r det politisk nærsynethed eller enfoldig hævngerr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arton forsøger at torpedere enhver strengere reguler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ufatteligt, at man forelægger formanden et sprog, hun ikke ta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ammensætningen af denne gruppe vil blive offentliggjort i protokollen for dette mø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krev aldrig hjem om, at den rhodesiske befolkning måtte sul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enter mig endvidere en hel del af forbedrede vilkår for dyreho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lierede, men ikke afrettede, som vi sag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aler vi egentlig om lån, hvor hver eneste øre skal betales tilbage med ren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lke produkter mener man, når der står krebsdy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ens indførelse udelukker enhver letkøbt polit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t sådant budget vil gøre de tilbagestående lande til nettobidragyd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edvarende energikilder omfatter ikke forbrænding af de ikke bionedbrydelige dele af affa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nedes om at arbejde sammen i et partnerskab.</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vi stadig meget langt fra at n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anskerne regner ikke med nogen omkostninger, de har øjensynligt ingen blyrø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nye lovregler om fjernsyn uden grænser har ikke haft ubetinget succ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iji risikerer at miste investorernes till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ligger på en ø og har sine egne kaj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serbajdsjan er et potentielt rigt l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nerkendelsen af det civile samfund som en samarbejdspartner er en meget stor nyskab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ndre erosion og ørkendannelse skyldes brugen af vores l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ulighederne herfor stækkes til stad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ar den i øvrigt gjort opmærksom på skriftligt med delikat diplomatisk bitter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enlighed er et meget vigtigt aspekt i den hense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a jeg sagde, at jeg ikke bærer nag, tænkte jeg på visse kolle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kal bevisligt opsamles, lagres, behandles og markedsføres separa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ykke ned i fleksibilitetsinstrumentet?</text:p>
          </table:table-cell>
          <table:table-cell table:style-name="ce7" table:content-validation-name="val1" office:value-type="string" calcext:value-type="string">
            <text:p>D</text:p>
          </table:table-cell>
          <table:table-cell table:style-name="ce5" office:value-type="string" calcext:value-type="string">
            <text:p>Not really a complete sentence</text:p>
          </table:table-cell>
          <table:table-cell table:number-columns-repeated="61"/>
        </table:table-row>
        <table:table-row table:style-name="ro5">
          <table:table-cell table:style-name="ce20" office:value-type="string" calcext:value-type="string">
            <text:p>Anvendelse af silikone gør det muligt at rekonstruere kroppens yd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kan så komme to eller tre yderligere, så det bliver tolv eller tret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 lande, der ikke har deltaget i aktionen, bliver kvæget i stald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ad ikke fattigdomsbekæmpelsen bliver offer for dette dødvande i forhandling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t sammen eksempler på de talrige spørgsmål, der rejser s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forbliver ved de smukke ord, og den konkrete handling udebli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umfarten skal have et nyt skub frema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skal drages omsorg for, at de kan identificere sig med deres eget spro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mest grundlæggende definition af frivilligt arbejde er goodwill i akt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politik skal omvælt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ivtaget med den er først og fremmest en opgave for de arabiske samfund selv.</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rods problemerne vil vi gerne gøre vejen til fred lidt mindre ujævn fremo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arslingen kom næsten tre uger efter, at olierne var blevet leve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sådan opvisning af enhed er generelt altid meget bevæg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t uopdyrket, jomfrueligt l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et udtryk for vrangvillighed, men er situationen.</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Dette har skrækkelige konsekvenser, fordi der her allerede er etablerede ruter i hele ver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for er vi nødt til at finansiere skiundervisning i skolerne denne u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en chauffør kører i beruset tilstand, mister han kørekortet umiddelbar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specielt farligt at forlænge den nuværende situatio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an ikke bruge denne debat til at mele vores egen nationale politiske ka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skete på en uciviliseret må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værre forbliver disse ord sommetider kun smukke or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ænker navnlig på de mindste og nyeste medlemsst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virkelig dråben, der får bægeret til at flyde o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helt klar advars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jo en imponerende clairvoyance, som lover godt for projekt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ighed defineres på forskellig vis alt efter, hvilke briller man kigger igenn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indsats, der fortjener vores fulde opmærksomhed, energi og snil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uvel, i første omgang en positiv vurder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besluttes ikke her, det besluttes faktisk derude i medlemsland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kinesisk leverandør leverede en maling, som den ikke burde have leve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pyrenæiske bjergged er forsvundet for alt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igen understrege, at der er behov for stor forsigtighed inden for bioteknologi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gælder ligeledes inert affa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gennemførelsen, det kniber med, og som forårsager problem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unne også få nejflertal i andre lande, hvis man turde tage en folkeafstem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delig sætter vi fødderne på det forjættede l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lstandene i landet er kaotiske, og regeringen handler ud fra egne interes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modsat fald ville det naturligvis være fuldstændig absurd at gennemføre den i småbid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iddelhavsskoven, der udgør et afskærmende bælte mod dette fænomen, ødelægges nådeløst af skovbra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ergi er dog en råvare, som skal være underlagt de markedsøkonomiske principp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t stort antal mennesker lider af astma og andre lid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simplet oppiskning af stemningen, ja ta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aljerede ord og hensigtserklæringer om årsdagen i dag er ikke no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værtimod er dette engagement i en tostrenget strategi det rigt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enalderen sluttede ikke, fordi vi ikke havde flere s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ulykkeligvis især utallige kvinder, som er ofre for denne gemene hand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st er korruption en ødelæggende svøb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u er det låntagerne, som står tilbage med kursrisiko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avnlig speditører hævder, at den eksisterende forordning fungerer tilfredsstill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ærlig de, der taler urbefolkningens og de fattige samfunds sag, løber en stor risik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slaget gør det kompliceret for biblioteker, arkiver, kunstskoler og uafhængige filmproducen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uden blev forhandlingerne vanskeliggjort af de strukturelle særegenheder i flere medlemsst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apan hamstrer i stor sti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tale om et rusmiddel, der skal behandles som sådan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beslutning tager bestemt ikke blidt på stoff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ikke hverken planter eller dyr tilbage.</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Kan vi virkelig være sikre på, at produkterne på vores køkkenbord er sik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syvende samling finder sted i næste måned, og der bliver megen travl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nejsigernes triumf bliver kor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kal vi anvende ukvalificerede arbejdere for at opnå bedre result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lvdelen af isdækket er allerede smel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ns mission måtte opgives, da de usbekiske myndigheder nægtede at give ham visu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nne periode vil den kinesiske ledelse være særligt følsom over for budskaber udefra.</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mener, de er misinformerede, fordi man aldrig handler mod bedre vid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kunne være fræk og sige, at det er åndssva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år dejen er klar, skal den formes for at blive til et godt br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tilpasning af denne begrundelse forekommer mig derfor nærligg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ru formand, kolleger, tag det nu ro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mænds og kvinders mod er beundringsværd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derfor intet at bekymre sig om, kære fru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kan ske meget på otte 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blev hurtigt og resolut frosset u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om ordfører har jeg foreslået at firdoble det beløb, der skal afsættes på fællesskabsbudget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stemplede æg er en gave for en svind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xindustrien udnytter internettet og den seksuelle vold, som mange kvinder og børn udsættes f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kal beskyttes ordent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ærsgo, men pas på ikke at få det galt i hals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ør jeg kom her, svor jeg, at jeg ikke ville fortælle vittigh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n standsede for at hjælpe et medmenneske, der var i n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 småpenge, de får, kan måske lette deres trængs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problemer skyldes en hedonistisk og utilitaristisk holdning til det enkelte mennesk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rivatisering skaber ikke nye arbejdspladser, tværtimo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brug for fleksibilitet og bedre muligheder for omprioriteringer inden for ramm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den blev åbningen af markederne for godstransport en realitet pr.</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Luk pengekassen til propaganda, eller giv kun midler til pluralistiske arrangemen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upraktisk, bureaukratisk og unødvendigt for at beskytte miljøet og sundh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migrer ikke, jeg mener det faktis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ens troværdighed og internationale rolle, navnlig over for dollaren og yennen, afhænger heraf.</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ed begge lejligheder var jeg fuldstændig lamslået over, hvad de fortal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rektivet indplacerer entydigt kosttilskud som fødevar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taler om catalansk, mit og ni millioner andre europæeres moders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ikke nogen klar definition på europæiske havområ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lv solen blev fjernet fra vores åsy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ngen er så døv, som den, der ikke vil hø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ar aldrig benyttet sig af denne bemyndig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uveræniteten bør bevar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t er rigtigt, at jobskabelsen stadig halter bagef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 seneste år har denne type arbejde vundet frem med syvmileskri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fandt mere intensiveret chikane af systemkritikere sted, og mange aktivister blev arreste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vi kan reducere det antal glasål, der fanges, vil vi kunne opbygge ålebestan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ens pålydende værdier er velkend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n blev indlagt på hospitalet med åbent s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manglede jo sågar data for nogle sektorer, pikant nok også for uddannelsesområ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bestemmelse er den eneste måde at håndhæve forbuddet mod store pelagiske drivgarn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ad kan vi håbe på at få ud af den uelastiske konservatisme i stabilitetspag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mennesker bør ikke betale prisen for, at andre har ødelagt mos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en rar føl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ternativet er kaos og anarki, og det er ikke i nogens interes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amtidig skal de tilpasse deres interne procedurer og om nødvendigt opgradere deres udsty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er ingen grund til at revurdere holdningen her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lykkedes, alligevel har den afsvækket denne beslut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nvendelsen af bindsler til søer og gylte vil blive definitivt forbudt.</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Ukrainerne må selvfølgelig selv gøre en omfattende indsats, og valgløfterne skal indfr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er glad for, at vi er enige om betydningen af åbenhed og gennemsigt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r han tænkt sig at spille i lotteriet eller hva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llad mig her at iføre mig min institutionskask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le føre til en ny steppebr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demokratiske debat højnes ikke af at øge antallet af løsgæn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er opfindelsen altid noget uhåndgribe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it sidste punkt er nulmålsætningen på langt s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n periode har vi oplevet både højdepunkter og lavpunkter i den europæiske polit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har ikke støttet hende på dette punkt ved førstebehandl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nne model vil redde liv i mange tilfælde, før ambulancen når fr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politisk falliterklæring og camoufla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det er det, ordføreren har foreslået, kan jeg tilslutte mig denne opdel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dpiningen af fiskebestandene er et miljøproblem, men også et socialt probl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har først og fremmest ramt roeproducenterne og de ansatte på sukkerfabrikk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ad os håbe, at det sætter en trend for fremti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aes og andre medlemmer med rette har henvist til.</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Hvilke situationer er menneskelig set vanskeligere end det illegale opho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lere redningsholds erfaringer var ikke engang tilstrækkel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kan konstateres en særlig aversion mod de slaviske sprog og kultur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frika er det kontinent, hvor man finder flest kapitalindskyd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ar genlæst denne ta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stor ære og en stor hjælp for o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dette arbejde, der har vejet tungt på sekretaria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til gode at se, hvad der menes med genopbyg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issektoren har haft meget vanskelige tider i de seneste 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optællingen var mit navn stadig m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gjort dem til kanniba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ådet fandt det nødvendigt at introducere yderligere to ændringsforsl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ønsker formandskabet held og lykke i det næste halve 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understreger derfor, at denne indsats kræver retfærdige, upartiske og uafhængige retssa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import er steget betragteligt de sidste fem 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højintensive sonarer er prisen for høj.</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også modstandere af, at privatpersoner selv skal kunne transportere store mængder fyringsoli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ystemet indeholder data om savnede personer, stjålne varer og retssa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r det at diversificere økonomien i region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åden begyndte at vippe faretruende, og folk gik i pan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ærer ofrene for disse mor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dan fremmer vi bedst anstændighed, mådeholdenhed og pluralis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fortsat nulafgift på visse produk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idtil er de nye medlemsstater blevet beskrevet som klynkehov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det andet skal vi tilpasse flådekapaciteten til fiskerimulighed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ønsker ikke, på grund af nostalgi, at skrue tiden tilba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kan bare sende ekstraregningen videre til deres trælbundne kun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øjeblikket rasler medlemsstaterne til en vis grad stadig med sabl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uden ved vi også, at fattigdom og underudvikling er en stor usikkerhedsfakt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arbejdningsindustrien og forhandlerne vil æde det hele op.</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vidt min funktion som ordfører.</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Og vandets kvalitet og renhed skal også forbedr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ændringsforslag, der er stillet til betænkningen, kaster imidlertid barnet ud med badev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ar en bemærkning vedrørende åben softwa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juridiske og administrative hindringer, og det er navnlig sektortænkningen i forvaltn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lvfølgelig husker jeg tiden med mælkesøer og smørbjerge, og den ønsker jeg ikke tilba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delig skal der findes en løsning på spørgsmålet om offentlige abonnentfortegn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må usvigeligt stå vagt om vores værdi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allene for spanske operatører er på kun en tohundrededel af de sikre grænseværdi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er den tredje ordfører om de baltiske la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ngen af disse bange anelser stemmer overens med virkeligh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husker, at jeg gik til udvalget og sammen med kvinderne argumenterede for andrage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t handle smart vil sige at ramme to fluer med et smæ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en liter mælk måtte han dengang arbejde ni minutter, i dag kun t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skal stemmes om en beslutning her på torsd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epilepsi ikke behandles, lider folk mere, end når der er passende behandl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ten sundhed, der er vigtigst, eller også er det marke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g det har også været et slag med en kødhammer i samvittighed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lta berøres rent faktisk mindst, idet der ikke er nogen permanent fuglebestand på ø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kke en eneste familie i mit land har været upåvirket af den sovjetiske besætt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pæiske kunstnere lever selv i de bedste tider ofte under beskedne k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ledes forklarer vi det til husbyggerne i medlemsland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alt for mange medlemsstater er pensionssystemer grundlæggende pyramidesyste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tår kort sagt tilbage med en bunke proble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finkæmning lover ikke godt for fremti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le foranstaltningerne, som i bogstavelig forstand skal sættes på skinner, har længe været påkræv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å på nogle tal forle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produkter bør ikke blive et dyrt nichemark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ugabes misregimente og korruption lammer hele l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ør nogen indsigelse mod, at det mundtlige ændringsforslag sættes under afstem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anske vist står det tilstræbte mål i spagat, som derfor skal kunnes.</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Men nu hører jeg, at man vil lægge forfatningen, de finansielle overslag på køl.</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Uddybning og udvidelse går hånd i hå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vi sørger for, at cykelsmeden har overkommelige priser, fremmer det cykl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fter min mening er den lære, der i dag kan uddrages, solekla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tnisk udrensning foregår stad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forbrugernes begejstring for grønne varer mangler stadig at blive matchet af industri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flere af mine kolleger er inkompetence en religiøs sy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flere fattige husstande end vi nogensinde før har haf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iger kommissæren tak for hans sva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r handler det ikke blot om gennemskueligheden af talopsætninger, tabeller eller graf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Lægemiddelindustriens fortjeneste er til gengæld røget i vej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bør ikke forbyde den jagt, der traditionelt udføres af inuitt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ad skal sømænd, piloter, chauffører, vagtlæger og ansatte på tankstationer så s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skyldige udpeges klart, og det havde vi også bedt o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har i de seneste år konstant hørt det omkvæd, at forvaltningen skal forbedr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er denne tvedeling bestemt en tvedeling, vi støtter fuldt u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u har begge kamre godkendt ratificer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øttemodtagerne skal udvælges på en demokratisk og gennemskuelig må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frene skal have al den støtte, som de kan tilbydes i denne proc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llemamerika er lagt øde, genopbygningen vil vare årti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om blev som bekendt ikke bygget på en d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tilfælde, hvor den ene forælder stjæler barnet fra den an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tåstedet, det er midlerne.</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Bilkonceptet startede go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klaringen på de overdrevne udgifter er først og fremmest leflen for kund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finder det uhørt, at fagforeningerne lokkede folk hertil med falske argumen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 bedes foretage denne positive bestemmelse i fremti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kubber man østudvidelsen ud i fremtiden, kan disse gevinster gå tab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samme gælder de franske og de socialister, der førte an i deres heppeko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synes, at vi har valgt den forkerte vej.</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om erhvervsdrivende i en mellemstor virksomhed har jeg adspurgt mange af mine kolle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Økonomiske sanktioner har samme 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t påpege dette er ikke at føre stereotyper til torv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kyhøje priser og kompenserende lønstigninger er velstandens værste fjen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sidste kan godt gå hen at blive meget vanske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indtryk forstærkes af de forslag, som præsenteres for at forhindre omlokaliser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amtidig har issmeltningen medført nogle uforudsete ændringer i havstrømm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lsætning af sødestoffer skal reguleres og fremgå klart af etiket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alveboksene skal være indrettet således, at kalvene har et tørt areal at ligge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danne konflikter kan ikke løses med militære metoder eller med kugler og kru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å den anden side har vi komparative fordele med hensyn til tunopdræ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isbrugen af internettet påkaldte sig ligeledes manges vre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manglede kun een stem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ådet har jævnligt mindet medlemsstaterne om betydningen af 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problem kan ikke klares med elektricitet eller gas, da det er politikernes opgav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rede over fødevareprisernes himmelflugt har ført til stor uro i mange la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værtimod knokler arbejdstagerne under forfærdelige forhold og får næsten ingenting for 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r var en tid, hvor løven og lammet faktisk levede samm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atomlobbyen, der på lumsk vis sniger sig gennem bagdør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er alle enige i og taknemmelige for forslaget om en tidsbegrænset afta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anden type ændrer forslaget materielt ved at tilføje eller slette visse vigtige bestemm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det, vi kalder en palimpsest.</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Forbrugere er ikke tosse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omfatter incest, børns vold mod deres forældre og omven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idnapningerne fortsæt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t klart budskab, som skal sendes til den amerikanske led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ad det angår, begynder vi ikke på nulpunk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imod er tatoveringer langt mindre tilfredsstill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lke forholdsregler må vi træff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isse problemer løses ikke bare med sna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gælder også gasning af containere til skadedyrsbekæmp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og er det nødvendigt at beskytte de europæiske landmænds særpræ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g jeg mener, at vi har fået et godt greb om nælden i d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anopartikler har ikke samme toksiske egenskaber som almindelige partik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vi vil noget med dette, så er det på sin plads med beslut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gang blev det foreslået at oprette en fælles markedsordning for ethanol al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nordiske svane har opnået forbrugernes till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ikke den procedure, som vi føl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vil have forbedret proceduren for bilæggelse af stridigh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gør det ikke af godgøren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kan ikke bede et skelet om at spænde livremmen i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særligt uærligt over for det tyrkiske fol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forkert måde at tænke på, og den er øds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ne er bestemt gennemførelsen og anvendelsen af det europæiske semes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vigtigt ikke at blande nominel og reel konvergens samm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å et overordnet plan har forslaget til betænkning affødt en række spørgsmå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ørst og fremmest giver de afkald på maksimale udbytter, og vi radrenser vores maj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ligger ganske enkelt i semantikk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etssikkerheden vil lide ubodelig ska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dog afholde en afstemning for at få fastlagt næstformændenes rangføl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noterer mig det og vil ved først givne lejlighed indhente det forsøm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egrebet ligestilling mellem mænd og kvinder bør helt bestemt være indprentet i vores tankega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ved skaber man nemlig et forkert indtryk hos mennesk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un må føle det, som om hun netop har modtaget en buket bloms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an ikke være som de frøer, der krævede en ko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lykkedes ham at sy et holdbart kompromis sammen imod alle odd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til rumfart og fusion og slige mærkværdigheder bruges der masser af pe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når får vi transeuropæiske net, som vi stadig venter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ngen dikkedarer må ikke være ensbetydende med ingen bekymr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prøv ikke at ville tækkes al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ru kommissær, tøv ikke, gør noget ved sa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fstraffelsen skyldtes øldri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pisoderne i forbindelse med betænkningen var alt andet end flatter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t give visse sagsøgere fortrinsbehandling er ikke en passende adfærd for en neutral dom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en række tanker og pejlemærker i denne betæn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lærer man ikke vores kære små po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lots skal sælges ligeligt også til udenlandske selskab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iveauet af kommerciel erfaring her i salen er jammer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suden stiger antallet af langtidsledige og antallet af ledige unge stad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ækproducenterne er lige så hårdt ram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ledes vil det løse problemet, og hvilke foranstaltninger har det til hensigt at iværksæt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samme gælder de sibiriske skov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kan være direkte misvisende at angive et oprindelsesla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æljægerne forsøgte med vold at hindre mig i at se, hvad der foregi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ræstation og ansvar er fremmedord for dem, slendrian hører til dagens or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gerne fremhæve to ting, først definitionen af vodka.</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har vi brug for bindende mål for energieffektivit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ørøveri er ved at blive en trussel for skibstrafikken på verdenspla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Cancer er blevet den nye sorte d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lke trin består initiativet så af?</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miren indgav altså lovforslaget i ferieperio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derfor, jeg er su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betyder, at klyngedannelse, en koncentration af virksomheder i topregioner, er udmærk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aktisk gled den mere og mere i baggrun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le føre til mindre sikkerhed kun at udføre kontroller efter hændels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dybdeborede huller eller rør til transport, er vores evne som donor ret fantastis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is arterne uddør, forstyrres naturens balance, hvilket udløser en farlig dominovir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er sikker på, at denne ubekymrede holdning skyldes ordførerens sindsligevæ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le forslaget stinker af skjult protektionis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ele er tillige blevet spundet ind i en bestikkelsesskandale i den sydafrikanske reger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rbejdet bestod i sortering af dåser og flasker til genbru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udan er stadig et urocenter, og mod nord er der den allestedsnærværende yderligtgående islamism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på det nærmeste kommunismens sidste bastion i ver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ola for de betænkninger, de har udarbej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dnu en gang bliver de generelle europæiske interesser ofre for kapitalismens gråd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msterdam er ingen fiasko, det er et lille skridt frema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er også den officielle opfattelse, den svenske regering ha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ge af vores lande har tropper og et betydeligt antal civile medarbejdere i l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år en tyv bliver arresteret, bliver alle oplysninger om vedkommende offentliggjort øjeblikke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opskrifter har været en total fiask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har jeg erfaret på egen krop.</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det andet er overvågningen fortsat akilleshælen ved denne lovgiv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foranstaltninger kan inddeles i fem hovedbeskyttelsesniveau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nne forbindelse er det postdirektivet, som er lakmusprøv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ville være unfair over for os, og det skal vi gøre klar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bureaukratiske byrde for virksomhederne skal reduceres, og de retlige rammer skal forenkl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vil blive gjort forsøg på at pådutte alle investeringstraktater den fulde grønne dagsor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forbindelse med rumopvarmning har vi således været uafhængige af prisudsving på verdensmarke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il afstemningen skal udpeges fire stemmetællere ved lodtræk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nuværende juridiske ramme er usammenhængende og ufuldstænd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forløb valgkampen ensid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t meget kompliceret spørgsmål om, hvordan man fræser kød af knog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opretter ikke monopolvirksomheder, som så må sejle deres egen sø.</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pågældende anlæg leverede glukosesirup eller melasse til hollandske foderproducen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artikel opregner de væsentlige akter, der endnu ikke er ratifice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den gamle teori om et skjol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 har vi ikke noget demokrati at tabe, men alt at vinde med samarbej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for siger mit parti, at vi skal stole på folket og holde en folkeafstem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jergenes økosystems betydning er en kulturarv.</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es udtalelser var imidlertid som altid meget afmålte, men dybest set meget overdrev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kan man se, hvilket niveau vi er sunket ned på.</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llers forsvarer vi altid aggressoren og frikender ham, mens vi prøver at berolige ofr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r det designet, materialerne, kvaliteten af konstruktionen eller bygningstilsyn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fase to optræder der anfald og krampetræk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usdyrhold spiller en central rolle i den europæiske økonom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det fjerde ønsker vi, at der udarbejdes en pluralistisk og uafhængig evalueringsmeto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aktuelle trussel om en muteret fugleinfluenza viser, hvilken rolle industrien skal spil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ommissionens forslag vedrører ikke indholdet af mærkningen med ingredien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ositive impulser er helt afgør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mener seriøst, at vi har behov for en ambitiøs refor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rika kostede ingen menneskeliv, men kan have ødelagt mange menneskers levebrø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hver handelstvist bør løses ved at søge at nå gennemskuelige, velovervejede løs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n må ikke pukke på gamle rettigh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 andre ord kræver det dunkelhed og hemmelig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bedste affaldsforebyggelse, kære kolleger, findes i disse produkters økodesign, som ændr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fterhånden som debatten skrider frem på regeringskonferencen, får denne uantagelige kontur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an ikke bare fortsætte den ubegrænsede vækst i lufttrafikken og opofre alt an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komme ind på to punkter, tøjring og genteknolog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ælles operationer og pilotprojekter iværksættes efter aftale med de berørte medlemsst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et i bakspejlet var den sidste udvidelse, uden uddybning, overil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navnlig tale om madæbl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r mangler konsekvens, når de samme personer begræder konsekvenserne af deres hidsige ideolog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dvidere skal klageren have mulighed for at anke en negativ afgør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arlamentet skal anlægge en mere håndfast holdning i kampen for at standse ukontrolleret ry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heller ikke nogen mening med at plukke kirsebær på nuværende tidspun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advarer mod at bringe bykulturen ud på landet med disse program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kan ikke selv se løsningen i denne form for temmelig kortsigtet ideologisk skval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icinalindustrien vil aldrig få filantropi som målsæt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monstranterne brugte i den forbindelse enorme lydanlæg, nærmere bestemt højttal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ed personligt, hvad et gudløst og materialistisk kommunistisk regime er i stand ti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nej, vi vil ikke være dørmåt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dlemsstaterne har gennemført deres egne nationale folketællinger i mange tiå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skal ikke repetere forslag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ennemførelsen af disse beslutninger vil kræve benhårdt arbej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brugernes tillid er slået om i udbredt mistro.</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a passageren ikke adlød, blev han koldblodigt henrettet i passagerområ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det andet suggererer disse forslag indirekte, at der findes en menneskerettighed til abort.</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Fru kommissær, bak op om mejerifond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 tre betænkninger skitseres flere mulige retninger for arbejdet i denne henseen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estene giver nye muligheder for at teste et stort antal dyr på rutinebas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rapporterede, at folks lemmer lignede knækkede kosteskaf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rænseoverskridende bankgebyrer var astronomisk høj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n hel vrimmel af medlemsstater samarbejder kun modvillig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aturligvis er ingen af os usårlige over for overtrædelse af bestemm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ensidige løsrivelse skaber en utilladelig præcedens i internationale relation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tid envejskommunikation, aldrig åben debat og altså så meget desto mindre folkeafstem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n er et fermenteret produkt, ikke et blandet produ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un har ikke ladet sig aflede af al ståhejen omkring si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ogen siger, at regeringskonferencens deltagere aldrig vil blive enige om dette eller hin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an valgte et æsel som partisymbo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Transitspørgsmålet bør kunne løses på en anden måde eventuelt gennem en særlig pasor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endnu en gang takke fr.</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Det syntes jeg, at jeg ville understrege, for det kan være blevet glem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en udateret meddelelse hedder det, at det alt sammen ikke var sådan men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ndehaverne af disse licenser omfatter store globale energikoncern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handler om fælles forvaltning, ikke enega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vi bør også nedsætte arbejdstiden som en del af forbedringen af beskæftigelsesmulighed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Europæiske normer har globalt ry for at være meget stre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sagt tilstrækkeligt om lods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 marcherer vi væk fra funktionsdygtige genbrugssystemer i retning mod uløste affaldsproble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en uge er der ikke sket nogen lovændringer eller ændringer i valgkommissionens sammensæt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å er de efter min mening kompatible med hinanden, og vi kan vedtage dem.</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os, der formodes at omsætte deres vilje til handling og ikke omven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må arbejde på et innovativt aspekt, nemlig fodgængerne i by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intellektuelle ophavsret er nu beskyttet på passende vi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Køer, får og grise er mere end bare produktionsenh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te er et gammelt opråb, for problem har eksisteret i lang tid.</text:p>
          </table:table-cell>
          <table:table-cell table:style-name="ce7" table:content-validation-name="val1" office:value-type="string" calcext:value-type="string">
            <text:p>B</text:p>
          </table:table-cell>
          <table:table-cell table:style-name="ce5"/>
          <table:table-cell table:number-columns-repeated="61"/>
        </table:table-row>
        <table:table-row table:style-name="ro5">
          <table:table-cell table:style-name="ce20" office:value-type="string" calcext:value-type="string">
            <text:p>Sekretariatet begyndte at se frem til deres frokos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arlamentet iagttog stående et minuts stil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uslands tale om privilegerede interesser i sit naboområde vidner om dett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subjektivitet relativerer denne rets prætention om at være universe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årlige fangstmængder er allerede stigende og vil derfor fortsat st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ændringer i deres aparte form, alt er klassisk i dette budg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den region har der altid været en interessekonflikt mellem nomader og fastboende landbrug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samme gælder for ftalater.</text:p>
          </table:table-cell>
          <table:table-cell table:style-name="ce7" table:content-validation-name="val1" office:value-type="string" calcext:value-type="string">
            <text:p>C</text:p>
          </table:table-cell>
          <table:table-cell table:style-name="ce5"/>
          <table:table-cell table:number-columns-repeated="61"/>
        </table:table-row>
        <table:table-row table:style-name="ro5">
          <table:table-cell table:style-name="ce20" office:value-type="string" calcext:value-type="string">
            <text:p>For det andet er der en overflod af ord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bør stå klart for forbrugerne, hvad de lægger i kurv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ud velsigne vores fælles indsat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vorfor indeholder de ikke en målrettet jobindsats for un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Næste gang går midlerne utvivlsomt til snerydnin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untaen har ganske rigtigt annonceret nyval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der er stadig meget, der skal gøres, først og fremmest på asylområd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Repræsentanterne for ilandene vedtog ingen konkrete forpligtels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Uden skovbrug er der ingen træindustr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le være dum, hvis jeg rakkede ned på denne holdning hos no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en jeg gentager, at dette kun kan være et første skrid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pårørende håber stadig, at deres kære måske stadig er i liv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også mindre bærende ting i bogordning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ørst da kan dette meget triste kapitel i regionens historie endeligt afslutte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Marokkos grunde har ikke noget med bevarelse af ressourcerne at gø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le dette arbejde skal foregå i tæt samarbejde med fagudvalge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isse områder øger blot bureaukratiet og tynger budgettet uden at bidrage med væsentlige resulta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kan ikke durkdrevent skubbe det til si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enklingen af webmiljøet vil få flere til at stemme ved valge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r må man nænsomt vejledes af ekspert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urealistisk at fortsætte med braklægningsrettighed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Om en time vil jeg kontrollere, om taxierne igen må køre in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På den måde kan vi også sikre en godt udrustet og kompetent arbejdsstyrk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anmassende, hovmodig og arrogant holdning fra den tyske forbundskanslers sid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 strategi, som den havde lagt, var reelt set farlig og har sået spli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Burundi har brug for vores hjælp.</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mener, at det er i denne ånd, vi må handl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skal naturligvis stå kaptajnens, ellers bliver det noget vå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alt sammen noget, der skaber et molboagtigt bureaukrati, som skræmmer erhvervslivet væk.</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bliver nødt til at finde den rette balance h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rved er der lagt pres på koalition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nne manøvre forekommer os at være yderst dadelværdig set fra et juridisk synspunkt.</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øjeblikkets eufori må vi ikke lukke øjnene for en række problem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Grækenland snød sig til euro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nærmest hinsides vores kontrol.</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Hensigten med dette forslag er, at vi skal kunne sige det samme om skattefa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 en demokratisk stat har også politiske og etniske mindretal rettighe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skal have adgang til skove, enge samt strande ved have og sø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øvrigt skulle tusindvis af tjetjenere have kæmpet sammen med talebanern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Imens taler folk her som om, at ragnarok var ved at bryde løs.</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 øjeblikket er dataene i omløb uden nogen form for garant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r er busser, som er til at komme ind i.</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mener, at verden ikke skal producere mere aluminium og stål, end man behøv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Forarbejdningsstøtten til hør med lange fibre forårsager nu engang større omkostning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Alt for mange instanser er involveret, og nogen skal tage teten.</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t er en vittighed, der ligesom alle vittigheder indeholder en kerne af sandhed.</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vil især nævne fremskridt med hensyn til renere vand, hygiejne og sygdomsforebyggels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Skadelige følger af rygning er også sorte rygerlunger og rådne tænder.</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Vi vil også skabe sikkerhed for, at udvalgsformændene ikke bistås af medarbejder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De er overregulerende, overbureaukratiske og unødvendige.</text:p>
          </table:table-cell>
          <table:table-cell table:style-name="ce7" table:content-validation-name="val1" office:value-type="string" calcext:value-type="string">
            <text:p>OK</text:p>
          </table:table-cell>
          <table:table-cell table:style-name="ce5"/>
          <table:table-cell table:number-columns-repeated="61"/>
        </table:table-row>
        <table:table-row table:style-name="ro5">
          <table:table-cell table:style-name="ce20" office:value-type="string" calcext:value-type="string">
            <text:p>Jeg mener, at vi står over for en kulturrevolution, der bevirker dette omslag.</text:p>
          </table:table-cell>
          <table:table-cell table:style-name="ce7" table:content-validation-name="val1" office:value-type="string" calcext:value-type="string">
            <text:p>OK</text:p>
          </table:table-cell>
          <table:table-cell table:style-name="ce5"/>
          <table:table-cell table:number-columns-repeated="61"/>
        </table:table-row>
        <table:table-row table:style-name="ro7">
          <table:table-cell table:style-name="ce20" office:value-type="string" calcext:value-type="string">
            <text:p>Retten til at indgive andragender er en af de ældste rettigheder for enkeltpers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legitimt udelukkende at betragte bøger som et økonomisk go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sær dette vil ved at snylte på universiteter bremse aktiviteter og ikke fremme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materielle skade beløb sig til halvanden milliard euro.</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stakkels kommissær ønskede et slankt program, men er endt op med en tyksa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skal også være forsigtig med kalcium, og det skal folk som mig vi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vigtigt at anerk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informationer er ikke et resultat af det årlige bud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meget kan stadig gå ga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noget, vi er nødt til at tage meget, meget alvor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t indlæg handler om den nordiske pasun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nye program vil udvide mulighederne samt utvivlsomt give endnu flere forde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findes ikke noget undskyldning for denne obskøne praksi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årlige tildeling må ikke overstige denne øvre græn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er ud til, at de vanvittige finansmarkeder ikke har lært noget af kri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kræver de rette geologiske for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ngen lovmæssig hind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formulering kan forekomme en smule ukultiveret og behøver en smule forkla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alle tunbåde er der uddannede statslige observatører om bor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d, at den har været omtvistet i årevi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to lejre består af henholdsvis optimister og pessimis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klart, at en diktator ikke kan kues af aggressive holdninger al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nok, som allerede er sivet bo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t sexliv er blevet bedøm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centrale aspekter i vores forslag er trefold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ndte med ikke at stemme imod beslut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gypten og andre arabiske lande har nu mulighed for at skabe en demokratisk udvik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suden kan offentligheden opfatte disse retsakter som europæisk superbureaukrat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kunne en anden trehed være leve, rejse og els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udviklingslandenes økonomi er hovedsageligt baseret på salg af disse råstoff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forsøger at købslå sig frem, men er dømt til at mislykk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ogle mener, at han er for ve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bør være budskabet efter de tragiske flyulyk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ivet i landdistrikterne, herunder landbruget, står over for mange trusler i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andet praktiske spørgsmål vedrører den blå bok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endvidere enig i, at de webbaserede sundhedsressourcer skal fremm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risens økonomiske omkostninger er endnu ikke endeligt opgjo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nkaras politikker kan fungere som model for de arabiske lande i regio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være særligt opmærksomme på vejprojekter for at undgå dårligt håndvær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vores hensigt at indhente alle nødvendige oplysninger om indsamlingen af fingeraftry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dannelse, mobilitet og muligheder på arbejdsmarkedet danner i stadig højere grad en kausal kæ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d også, at de mobbede er mere udsatte for stress end and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ikke straffe befolkningen for dens leders misger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danne beløb kan da også under bestemte betingelser opkræves af medlemssta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ijing er hovedstad i et af verdens mest hårdføre diktatur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plyndrer alt det, der er, og tager alle rigdomm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errorismen kan ikke altid gribes an på samme m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undersøgelseskommission skal i så fald dække hele det store søomr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vi bør indrette vores lovgivninger, således at der sættes en stopper for sextur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yr skal slagtes så tæt som muligt på avlsst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kan ikke være beslutsom i ord, men vankelmodig i hand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idstnævnte indebærer beskyttelse af naturen mod udnytt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jælpen til en stabil, vellykket udvikling i landene er jo tvingende nødven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væsentligste overførselskilde var heteroseksuel kontakt, sådan som kommissæren sag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brugerblade læses af mange, og de indeholder nyttige tip.</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ssedeportationer og koncentrationslejre var en del af begge regimers arsena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nne tænkepause må ikke blive til en mexicansk siesta, kære kolle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un personer, der har en uplettet straffeattest har tilladelse til at arbejde med bør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ligner en nykolonial tankeg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enleder opmærksomheden på, at vores konkurrenter ikke læner sig tilbage og triller tommelfing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år man ser på selve programmet, bliver diagnosen ikke bed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r nødt til at vide, hvordan man forkuller træ, inden det brænd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så det tærer på de videnskabelige ressourc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mener fortsat, at de er højt hævet over lovgiv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åber, at budgetmyndigheden vil være mere behjælpelig og øge tildel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ør heller ikke glemme, at fødselstallet er faldet i de seneste 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gotiske domkirker blev til gennem mange generat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georgiske regering står over for en vanskelig opga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ge generationer før os har higet efter de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ænnede jeg mig til under det britiske formand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ritikere af dette direktiv vil sikkert forsøge at finde nye ve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viklingspolitik er ikke kun uselviskhed, det er interessepoli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formandskab udspiller sig nemlig på baggrund af en omfattende bevægelse, som er tosi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 af betænkningens mange anbefalinger vil jeg gerne fremhæve to aspe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old af denne art er foragtelig og umenneskelig og derfor også uman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grund af disse udfordringer må vi ikke være gerrige over for vores bor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midler bør vi stille til rådighed på kort s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uenig i dette, da det kan føre til øget korruption og overtrædel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måneder har været indholdsrige i det internationale panoram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fordi disse befolkninger ikke er neurotis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det kvindelige islæt i ungdomsprogrammerne er bydende nødvendigt for at opnå resulta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at to forslag til havnedirektiv er kuldsejlet, måtte der nytænk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acisme er et indviklet sagsområde, som giver anledning til forvir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le gerne tilføje en overvejelse om borgernes initiativ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gerne rette blikket mod nogle aspekter af den fælles landbrugspoli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alibanernes magtovertagelse stiller udviklingen århundreder tilbage til den mørkeste middelal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gør medlemsstaterne ved deres egen strategi for livslang læ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vital europæisk kultur skal betragtes som en vigtig drivkraft bag økonomisk vit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tobakken angår, baserer vores forslag sig også på en vidtrækkende konsekvensanaly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vde denne fasan måske spist defekt korn, eller var det genetisk modificeret maj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må vænne sig til referencer af nærmest klerikal art.</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Disse små og mellemstore virksomheder skal vi hæge om, fordi de sikrer innov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indes en ko at være smittet, nedslagtes hele besæt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Zoologiske haver er enten privat eller offentligt ejede, og standarden kan svinge me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ntibiotika må ikke dæmoniseres, men anvendes med forsigtighed hos både mennesker og dy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aldrig godt at unddrage sig regler, man har tilsluttet sig frivil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observerer desværre, at meget landbrugsjord ikke er opdyrket og derfor forring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haron gør den israelske befolkning en bjørnetjenes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zimbabwiske befolkning lider i forvejen alt for hård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den, hvorpå denne traktat blev markedsført, var sløset, amatøragtig og fuldstændig uintellig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nder som fyld i ravioli eller som bouillonter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glas skal bruges til at drikke af.</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n delstatsregering stønner under denne and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eksisterede der ingen basale samfundsstruktur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ænk, hvis hans koncept virkede lige så godt på casino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tilskynder til udvikling af økologisk akvakultu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naturligvis først og fremmest bosættelsespolitikken, som har startet denne nye voldsspira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n egen bror, engelsk som jeg selv, var teknisk teg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at vi har forbedret det nugældende direktiv på en række vigtige pun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vi vil gøre noget mod flylarmen, skal de tekniske forbedringer gennemføres hurti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 som vejviser er ikke nok til at overbevise resten af ver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kan disse fradragsretter være fri og udelukkende medlemslandets eget anligg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folkevalgte er blevet erstattet af gesandter fra palads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gammel trawler er lige så farlig som en gammel olietan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kal vi fjerne de store krucifikser på bjergtoppe, der knejser over byer og da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lokken er nu et minut over tol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t er et langt og sejt træ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øvet mig på det i nogen tid n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kal vi sætte en etiket på hvert enkelt riskor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strygning kan jeg ikke tilslutte m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vælget i levestandard mellem by og land vokser, og den miljømæssige belastning øg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edme betyder for store fedtdepoter i kropp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besmykke fordomme, eller vi kan modvirke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om skatteyderen skal bøde for, må ikke gøre krav på hemmelighold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ombardementer, som desværre bifaldes af regeringerne i vores la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forøgelse af udbuddet gavner ikke per definition landbrugsindkoms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absolut forbløffende og bekymrende og en kovending i den britiske regerings poli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en usocial, om ikke endda asocial poli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 politiske årsager bør vi ikke støtte denne dosi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endvidere gerne henlede opmærksomheden på liberaliseringen af energimark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begynder så småt at tro, at de ikke er ønske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ar optaget af et interview om denne betænkning, og mit ur gik forke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rnbanerne eksisterer allerede, men skal udstyres til lyntogstraf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al ske i samarbejde med moderate elementer i de muslimske samfu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vision er fortsat relevant i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min hensigt, men jeg vendte papiret for hurt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har disse små øer gjort det, fordi de oplever faren meget tættere på.</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l sidst vil jeg sige, at det finske formandskab var koldt, roligt og fat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ikke, vil jeg sende en betjent af sted med en kopi af 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kommissærer, ministre og parlamentsmedlemmer vil gerne kunne tilslutte sig disse or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fordi vi havde et konvent, fik vi minsandten 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der er ved at ske det samme med den bærbare udvik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reducere transportomkostningerne, godtgørelserne, hotelregningerne os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bør have en barndom fyldt med leg, glæde, håb og lyk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rækenland har et særligt probl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tyder det, at alle eksterne konsulenter er styg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anden bremseklods er af meget mere politisk kara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opsvulmede åer og floder rev alt det med, som stillede sig i vej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ivaliseringen mellem de to førnævnte politikere og deres tilhængere har fatale konsekven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tributionen finder sted gennem ledninger under de offentlige ve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være meget forsigtige her, dersom vi i praksis foregriber de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omberne splintrer de flere cm tykke armerede plader på de fleste moderne kampvog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sværre kan vi intet gøre for de forsvundne, men blot kondolere deres famil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nder med at smitte andre og ikke søge behandling sel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ikke noget imod calvinistisk afkaldse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det er urime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for at kunne gøre det skal det korresponderende udvalg rådføre sig tidli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mandskabet befinder sig i krydsi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brug for fyrtårne i den europæiske fors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væsentlig manko er ganske givet den præcision, der stadig mangler mange st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livgivende naturga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ktoren har et stort vækstpotentiale, hvad angår økoturisme, kulturarv, sport og gastronom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kilsmisse er en alvorlig sag, der ganske ofte involverer smadrede tallerkener og bode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u får vi et ansigt, vi får en adres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rogrammet skal i sin nuværende form finjusteres på en række områ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tøtter det beslutningsforslag, som vi skal stemme om i mor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også et presserende behov for en grundlæggende omvurdering af den politiske 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n hustru er formand for sognerå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irakiske familier er ved at have tømt fødevarelagr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det dog blot gjaldt alle luftfartsselskaber, alle afgange og alle problem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ikke selv spartaner, nok snarere athe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det er et hegelsk problem.</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Virkningerne af forurening og rovdrift på naturressourcer er grænseoverskrid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andet punkt, jeg vil skabe klarhed over, er diskussionen om vin, whisky etc.</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ådet mener, at regionale rådgivende råd er vejen fr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den måde jager vi togpassagererne over i flyene, når det gælder mellemlange afsta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trænger sig derfor på at gøre status over forbindelserne med vores alpine nabo.</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den måde kan vi mindske emissionen af kuldioxid og syrereg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gerne nævne, at der er dryppet en dråbe malurt i bæg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et direktiv, der mere specifikt beskæftiger sig med råmaterialer end med tilsætningsstoff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nder alle omstændigheder har det ikke en positiv betydning for jobtall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det samme sker igen, hvordan vil pagten så blive anvend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må dog tilføjes et stænk real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m, der holder af at se god fodbold, får helt sikkert en herlig ti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være et af omdrejningspunkterne for min indsat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ådet er besluttet på at støtte de stærkt forgældede fattige la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ioetiske anliggender vil helt sikkert beskæftige os mere fremov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ønsker ikke at give dem et urigtigt ta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ru formand, lad mig indledningsvis takke samtlige ordførere for et gedigent 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kan også være andre årsager til det stigende antal dø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zheimers sygdom er ansvarlig for over halvdelen af tilfæld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anstaltninger til beskyttelse af skove er af afgørende bety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lle det ikke være en lovende meto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treprenøren har afgivet forskellige erklær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jeg ønskede ikke at lade dette ønske være uudta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virkeligheden er udsigten desværre helt anderled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bede kommissæren om at tage imod denne lejlighed med kyshå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midlertid nogle skavanker, som vi henviste ti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gamle lærdom er stadig gyl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kræver efter vores mening en separat budgetpost og en passende reser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vil aftalen næppe spille en ro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tilbydes generøst og uden beregning, utvungent og uden betingel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fatningen blev sat ud af kraf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vigtigt, at regeringen arbejder på at opbygge en ægte upolitisk statsforval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havde faktisk støttet nogle nye faciliteter til opdræt af pigh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Ønsketænkning blokerer for en bare nogenlunde ædruelig real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a, vi har brug for kvinder i topjob, men vi må ikke glemme fattigdo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folk tror, ejere ikke påvirker dagbladene, må de tro om i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lever i et elfenbenstår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ubas årlige bogmesse er en kulturel og informativ begivenhed med stor international anse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dan ser det ud efter en første præliminær beslu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imidlertid stadig kun dråber i et hav af beho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derfor snarest fremsætte et ændret forsl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Ødelæggelserne og belejringen fortsæt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umenneskelige udvisningsfængsling nævnes ikke med et eneste or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omstolens afgørelse er endnu et søm i ligkisten med britiske fri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m der skal findes straffe eller bøder, var et af de mest komplicerede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sultatet heraf kan meget vel være meromkostninger og besvær og ikke fri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dejligt at se, at du gør, hvad du lov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rart at se ham rød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kan også opstå stor afstand i et årelangt ven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 bogtrykkeriet var der reelt ikke noget, der hed intellektuel ejendoms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man kan ikke behandle kræft med aspiri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tilsagn danner igen i morgen grundlag for vores afstem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forblindelse får dem til at benægte de forudsigelige konsekvenser af et sådant medlem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kommer ikke med en udtalelse vedrørende nulkvoter eller lign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det skal det, skal disse lægemidler så doseres forskel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s vi taler om datapakker, vil jeg komme ind på spørgsmålet om netneutr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imidlertid en bøn til de kommende formandskab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er både nationalt og internationa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fører til, at døtre bliver udstødt, og pigefostre bliver abort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mne har været genstand for lange og ophedede diskuss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vde svært ved at finde noget i den, der var forståeligt på engel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er ved at forberede en bistandspakke, der skal søsættes snarest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tiske digebrud må forhind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drejede sig primært om de lande, vi udtalte os om i fjo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kapitalisme, dit fjol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d os tale åbent om dette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internationale finanssystem er i sandhed amoralsk og umoral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 af mine sønner taler pol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hver reform af den fælles fiskeripolitik skal sætte en stopper for det katastrofale udsmi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standen om, at bly er forbudt i legetøj, er ikke s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ikke, det er plausibelt at tale om udryddelse af det tibetanske spro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skal vi samle rumindustri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det perfekte er altid det godes fj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yldes dets amfibiske væ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klart, at en energiskat ikke løser problem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det er meget godt, at politikken på denne måde bliver lut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alfe samme dag gav tilladelse til medlemmernes medarbejdere til at gøre de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en økonomisk pol, og der er en monetær po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er de såkaldte europæiske partier på udkig efter nye næringsve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lv i sparetider skal man betale sin elreg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llid kan hverken dekreteres eller køb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orrie og andre, som har nævnt denne misforståels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Vi kan stemme elektronisk uden asterisk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edslagtningerne har hensat talrige familier i sor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skal ikke af ovenstående udlede, at vores holdning er ubetinget ukrit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revolutionære aspekt er, at flyvninger og flyselskaber fra tredjelande også er omfat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ynes, at det er udtryk for en misforstå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bud mod kørsel i weekenden og kødannelser generer vejtranspor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nder alle omstændigheder stemte jeg imod denne betænkning igen med fynd og kl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ulliver troede dog, at han var kommet til giganternes l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t interessant spørgsmål, for her kunne vi jo umiddelbart tage affæ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åletræerne er betydeligt blødere end løvtræerne, hvilket gør deres støv mindre risikab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engene skal investeres i virksomheder, der garanterer, at nyuddannede kan finde 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rgene parfumestoffer forbydes også i overvejende gra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liver værre for udviklingslandene, fordi udbredelsen af ørknerne rammer dem i særlig gra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igevel er beslutningen stadig kendetegnet af at ville diri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stemt for det fælles forslag til beslutning, som jeg finder afbalanc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ar hurtigt ude med at opdele landet i provestlige og proøstl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bliver det tydeligt, at det er ren makulatur, et tågestrejf.</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Jeg vil nødig score politiske point på 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småreformer, men virkelige reformer, der er brug fo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overvejede ikke sagen efter et år eller to eller tilmed fem 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forventede indtægter varierer naturligvis på grundlag af disse to koeffici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r forblevet under skæpp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ener, at hyppigheden og omfanget af den tekniske inspektion af flyene bør øg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ndersøgelsesudvalget fandt, at overvågningssystemet inden for forsendelsessektoren var arka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jeg tror ikke på bilen som en fetich.</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ør de ikke nyde den samme internationale beskyttelse som alle deres kolleger fra musikområ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en enorm moske, større end denne sal, men ikke så smu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nå de mål, jeg har beskrevet, vil kræve et langsigtet udsyn og engage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tredje vigtigt ændringsforslag vedrører byjeep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m medmennesker er hendes kamp immervæk også vores kamp.</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algte denne karriere, men jeg har nogen, der har valgt at blive hjem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også lette presset på vejene og flytte transportstrømme over til jernba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dnu en temmelig sart plante, som kræver vores fulde opmærksom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bliver ikke krøbet uden o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erken flertalsafgørelser eller kompensationer i huj og hast gør en uretfærdig behandling retfær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ødhjælpen skal fordeles så hurtigt som muligt og direkte til den nødlidende befol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ller er det måske politikerne, der har mistet følingen med almindelige menne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enig i betænkningens ordlyd og vil stemme for dens vedtag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foreliggende udgave af pakken skal derfor ombearbejdes væsent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erningsmændene frifindes, og undertiden rejses der ikke en gang sigtelse mod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anden mulighed er at forbedre flymotorernes brændstofeffektiv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rods denne positive emotionelle holdning skal vi imidlertid også være åbne og ærl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homoseksuel og opvokset hos en almindelig mand og kvi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nge har, nemlig at det i allerhøjeste grad ville være nyttigt at inkludere dem.</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Det har i tres år været indprentet i vores kollektive hukomm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havde helt sikkert ikke til hensigt at begå haraki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ællesskabets indvandringspolitik er fortsat skizof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bak af høj kvalitet etcetera, og mindst mulig støtte til den.</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Topmødet er et tidspunkt for nogle drøje sand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s stemme skal lyde som et enstemmigt kor, ikke disharmonisk og ude af ta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l der komme et svar fra vores nuværende premierminister eller finansminis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eforhandleren kan dog sælge til enhver potentiel køber, der besøger hans forre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tte kan ikke påbyd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problem kom ikke som et lyn fra en klar himm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ice kan ikke bruges, det siger sig sel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er det snarere burindustriens interesser, der ligger b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ørn tilbringer hele deres skoletid i barak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reminiscens af en zars besøg i en undergivet provin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ituationen er helt kafka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kke desto mindre har jeg lyttet til kolleger, som har fremsat uhørte teor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langt fra sko og støvler til mobiltelef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isse og lignende tilfælde har småsparere og almindelige skatteydere tabt pen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ogle synes, at en lille gruppe af de såkaldte vismænd skulle fremlægge forsl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tredje er tiden ved at rinde u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t det medfører førtidspensionering af en række tjenestemænd og ansættelse af nye pers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vis tolerance og en vis sløvhed havde grebet politikere og myndig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igevel er de udenlandske reserver nødvend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nærmest bogværker, som af og til blev for meget for m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desuden godt at notere, at en bedre køremåde også skåner miljø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urtone, for hans indsats.</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Vi foretager ikke omafstem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nna er imidlertid ikke det eneste off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andet punkt, jeg vil påpege, er orlo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imødegå den vedtagne lov med meget skarpe tilt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ænker her på nødvendigheden af et mere solidarisk og generøst koncept om migr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stemmelser om hønsehold på friland mangler he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nye medlemsstater er vant til årlige opgørel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t er også nødvendigt at bygge broer til de andre kontin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er den egentlige le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dannelse, långivning og netværksopbygning skal være de vigtigste støtteforanstalt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rotokollen fra mødet i går er omde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vil bringe den europæiske dækindustri på forkant med teknologien på verdenspla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temmer imod denne nye ode til liberalism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ignorerede forbuddet mod anvendelse af animalsk mel som fo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tørstedelen af samhandelen med træprodukter er ikke genstand for mistanke om ulovlig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stræbe efter at opnå national udso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ikke nogen kvasijuridisk kommentar.</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Dette er ikke ensbetydende med en omgørelse af afskaffelsen af de nationale græn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intet tidspunkt følte jeg mig tru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vinder er i størst fare inden for deres egne fire væg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arlamentet har stået i spidsen på dette område mere end en g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ørsel med tændte lygter i dagtimerne og brug af sikkerhedsbælter resulterer i færre trafikulyk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es forventninger skal endvidere imødekomm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æsten alle chefredaktører blev fyret samti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dgiver, at det er meget, og at tallet måske er arbitræ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tidspunktet er perfekt til at gennemgå betingelserne for denne grundlæggende forhand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dan er det ofte med historiske nybru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m bekendt har århundreders borgerkrige præget vores erind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regner med netop denne støtte til at udarbejde en pointtav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ele er alt for flad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muleringen i politik kan være oprørsk, opflammende eller forson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havde en meget vanskelig rolle, men udviste dygtighed og udholden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 forbindelse med udvidelsen allerede sagt meget om tidsplaner, datoer og årsta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for meget krigsretorik og tamta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 ville lytte til fuglenes og cikadernes konce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stedet blev den ændret til henrettelse ved hængning for påstået mor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olitik uden finansielle ressourcer er kun tom gestikule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gentlig er man for en økonomisk boyko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etop inden for budgetpolitik gælder det om at udfylde disse tre grundprincipper med lød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mente han, at programmerne skal strammes op.</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med viser han ikke just stor respekt for sit nye jo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kægt nok kunne jeg have forudset det uden noget besvær overhov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em overlader nutidens videnskabsmænd og forskere projekter, som nødvendigvis er djævels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uberettigede opkrævning af vejafgift er den økonomiske ersta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selv blevet stukket af potentielt inficerede nåle og instrum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nødvendigvis protektionisme, men ind imellem er de kun en hårsbredde derfr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tænkningen lader det være usagt, hvilke motiver der ligger bag en nærmere samor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en nederlandske tekst er der en fejltagelse eller en trykfej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ndler til dels om jonglering med uklare fordom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er der det meget omdiskuterede bud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t fornuftigt og afpasset 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første, den relativt mest harmløse, ramte også mit eget hu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st og fremmest er der det sociale aspe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ikke nøjes med at stirre på billedet af nuti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vi må ikke gøde jorden i denne s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jo ikke uden grund, at dyr opdeles i brugsdyr, avlsdyr eller kæledy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næringsstoffer ville fås ved indtagelsen af den normale ko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den form for dynamik og drivkraft, vi behøver for at komme vid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flypriser skal uanset salgsvejen fremstilles omfattende og detalj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il være forsigtige med nye love, for erhvervslivet klager over for meget regule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nere, mens hun var under stuearrest, deltog hun i demonstrationen og blev arresteret i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 er ved at blive gammel og gråhå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er adgang til viden også ensbetydende med adgang til social retfærd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t er kun toppen af det isbjerg, som må blotlægg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nogle af disse ting bliver undergravet, vil vi komme svagere ud af ki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ubegribeligt, at man kan indgå aftale med en retspolitisk bananrepubl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gge disse områder har relation til det europæiske perspektiv, men de kræver forskellige redskab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japanske regering reagerede på det tidspunkt med en stejl afvisning af disse kra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le svare til kætte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må og svage partier, der udelukkende sværgede troskab mod deres ledere, blev skånselsløst udrens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får endog at vide, at dette er kuty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adskillige eksempler på illoyal konkurrence fra visse af vores handelspartn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vi alle sammen følte et behageligt sus under formiddagens mø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sklassificeringen skal også tages i betragtning i den sammenhæ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døgnfluer, som skaber overskrifter i en dag og så forsvin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kræver en mere proaktiv og radikal fremgangsm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kan hævne sig, og hvis det gør, har vi mistet befolkningens tilli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ærlig talt, at formandskabets svar ramte sømmet på hov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yt med konsekvenserne for realøkonomien og folk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næsten et mirakel, der sommetider tvinger dem til at arbejde mange næt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u er uddannelsessystemet fuldstændig decim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hajer, som slipper gennem net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devareforsyninger, vand, sanitet, husly og læ, uddannelse har naturligvis højeste prior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det rette tidspunkt at yppe kiv på.</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er det en generation, som ikke tilfældigvis er født i rigdom og velst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pludselig rammer denne blindhed os som en boomer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ngen grund til en opdeling i en offentlig og en privat sfæ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trides om peanuts , hvor det egentlig bør dreje sig om store udgif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liver rigtig hygge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erningsmændene skal pågribes og stilles for en domsto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rktis er en del af verdensarven og skal også betragtes som såda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ved kan menneskene blive ufølsomme over for humane antibiotik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sultatet er demokrati og borgere over for dette kontinents solko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ls på grund af krig og ufred og dels på grund af naturkatastrof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r desuden meget bioakkumuler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ordan ønsker vi at udforme frekvenspolitikk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ystem, som nu bliver foreslået, er ikke en døjt mindre kompliceret end forgænge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må mildest talt sige, at forbrugerens interesse ikke altid følger producentern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er ikke nogen cd, som man sætter i gang igen og i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sværre er det stadig sådan, at mange unge begynder at ry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tore ord fra sådan nogle kryst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vbaner er løbende underlagt højt specialiseret nytæn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forudgående obligatorisk briefing er derfor et mindstekra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for øvrigt agiteret herimod sammen med mange kolle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ledes trak den en enorm mængde rubler ud af landets offentlige pengeomlø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ny viser det sig, at der ikke er grundlag for en positiv menneskeopfatt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ldrevne elværkers produktion svinger derfor betydeligt i løbet af en dag eller et 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endelig når navigationen udvikles, er det fordi havene har geostrategisk bety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vi har til fælles, og hvad der unikt er vo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d at tie pådrager vi os et medan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emmer af opgivenhed og mangel på entusia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bør denne kategori defineres klart og være omfattet af statistikk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lystøj er dermed blevet en plage for en stadig større del af befolk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af de pointer, jeg i særlig grad gerne vil understre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un da vil vi være agtværdige partn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nformationer om muligheder for at studere og forske i udlan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nder det gamle zarregime og sovjetånden har det været svært at lære reelt demokrat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til kommer, at de pågældende summer grundlæggende er symbols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rækenland er forpligtet til at klø på med omfattende strukturreformer og privatiser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rdførerens redigering har altså, efter vores mening, været for afgræns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airo indrømmede, at de havde modtaget ham ved hjælp af ekstraordinære procedur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le have adgang til mine mail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 på, hvor let det er nu om dage at downloade musik fra internet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skulle træde i kraft om nogle mån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at det vil føre til ustabi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ækle handel får ikke tilstrækkelig opmærksom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idseltagerne har været skruppelløse og har allerede pryglet eller skudt nogle menne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faringen viser, at det er nødvendigt at oprette en permanent europæisk udrykningsstyr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stkoncentrationer af veterinærlægemidler i animalske levnedsmid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gionerne, fagforeningerne og avlerne er imod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kke foretaget nogen stresstest endn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min folkeskole skulle vi lære adskillige nye san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aktuelle israelske politik er grotesk og virker mod hensig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andet spørgsmål er den europæiske flyindustris fremti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kommer desværre provokationer fra de folk, der burde udvise leder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d månedens udgang blev det palæstinensiske valg afholdt, og resultatet gav anledning til tumu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ychellernes økonomi bygger hovedsageligt på turisme og fiske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denne husransagning har det belgiske politi egentlig ikke fremsat konkrete ankla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al alle huske på i dag, også de politikere, der har sæde h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øjeblikket deponerer syv lande mere end halvdelen af deres dagrenov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vi må ikke stikke os selv blår i øjn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hver delforanstaltning vil skabe utilfredshed og uretfærd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gør vi med resign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skal også kæmpes mod transfersystemets afdrift og især handlen med unge professione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tningslinjer for vertikale begræns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almindelig tuns virkelige probl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 har givet ugedagene nye nav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dvidere savner jeg incitamenter til at vælge mere sikre trafikmidler såsom toget og cykl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omfatter odderen, ulven, bæveren og los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tiller os over for et grundlæggende dilemm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informationer kan rekvireres i de rådgivende organers databa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folkningerne blæser i trompeterne rundt omkring bymur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det er blandt sådanne skarer af rodløse, at det islamiske parti triv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del af monitoreringen er derfor også meget, meget vigt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kommer vandet til kemisk rensning, som om det var en beskidt jak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ye arbejdskoncepter blev introduceret abrupt, koncernen blev overcentralis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er der spørgsmålet om kautionsordninger og mange and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orfor pålægge unormalt korte frister for opfyldelsen af disse nye forpligtel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gælder navnlig veterinærmedicinske produ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sultatet er derfor, at tre ud af fire emissioner stiger kraft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den anden side minder det os livagtigt om valg i totalitære sta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dog et par problemer tilbage, især for småfiskere og traditionelt fiske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gang måtte man stadig spille hårdt bagfr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ålmodighed i alle spørgsmål er en dyd, ikke mindst i udenrigspoli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en unilateral holdning uden begrundelse er utilgivel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sværre kan vi konstatere, at denne farlige tankegang stadig er meget gæng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år dens opgave er afsluttet, visner den stille bo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delig har jeg også selv modtaget spa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 foranstaltningerne for gennemførelse af sviende sanktioner nu på plad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erneenergi og kul er således en del af mix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der holder i det lange løb, er sam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politiske numre er nemme at gennemskue, men det gør dem ikke acceptab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rnbanevirksomhederne bliver således begrænset til en rolle som serviceydere, der sikrer togdrif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henhold til vores oplysninger har man endnu ikke truffet beslutning om en bygmes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ndbrugerne, som i forvejen er ved at bukke under for det aktuelle bureaukrat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di så længe aftalen ikke er på plads, er der unødvendig omkørselstraf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øderne skal sættes kraftigt i vejret i disse sager, navnlig i gentagelsestilfæl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politik, der er gennemført hidtil, har ikke formået at ændre denne 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stærke ord forstås bedre af vores russiske kolleger end undvigende adfær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kan kun bekræfte, at der skal afholdes et kabinetsmøde i overmor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vores kansler er nu heller ikke kendt som landmændenes v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 diskuterer her, er ikke uvæsent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den er ikke til defaitistisk tale, men til konstruktive og praktiske svar.</text:p>
          </table:table-cell>
          <table:table-cell table:style-name="ce7" table:content-validation-name="val1" office:value-type="string" calcext:value-type="string">
            <text:p>D</text:p>
          </table:table-cell>
          <table:table-cell table:number-columns-repeated="62"/>
        </table:table-row>
        <table:table-row table:style-name="ro7">
          <table:table-cell table:style-name="ce20" office:value-type="string" calcext:value-type="string">
            <text:p>En fed hamburger bliver jo ikke sund, fordi der tilsættes nogle vitami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drejer sig om ting, som ligger mellem ør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direktiv kræver en rimelig kompensation for visse af undtagelserne, herunder privatkopie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min vurdering af gårsdagens begiven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tydelighedens skyld tager jeg hvert ændringsforslag efter tu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skabe meget utilfredshed og ærgr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uskik, når det gælder databeskytt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nionen må finde instrumenter til at kontrollere eller aftvinge sanktionerne m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eskytter skibsfartens storkapital mod idømmelse af sankt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vel egentlig helt evid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usland spiller en førende rolle på den internationale sc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udelukker ikke, at private udbydere kan og skal tumle sig h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forstår logikken i at foreslå et forbud mod brug af palmeoli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især lægge vægt på at beskytte sårbare grupper som børn og gravi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tage os i agt for sådanne tenden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sværre vokser valmuer særdeles godt i tør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min mening er denne omrokering og forhøjelse af budgetressourcerne ikke selvbetje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a, vi oplever sågar en renæssance for den såkaldte gamle økonom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først og fremmest skal vi bekæmpe de mafiaer, der handler med menne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skeden eksporthandel bygger på salg af landbrugsprodukter til nærområd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hensigten at øremærke nye midler til strategi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ør støtte bestræbelserne på at gøre bøger søgbare, læsbare og overførba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delen er, at vi reducerer udgifterne til veksling af penge samt andre transaktionsudgif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kommer nu tilbage til mine kuver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yongyang søgte længe at benægte denne frygtelige virkel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er denne reform også den sidste slurk af flask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idste år sagde vi for første gang, at der skulle indføres nationale erklær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n sidste bemærkning gælder afrust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asmus er bestemt det mest populære progra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l denne plenarforsamling er der genfremsat syv ændringsforsl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ikke afsætte præsidenter, der er drevet af krimin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skyggen af topmødets succes lurer en uafsluttet deba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døde således ofte som følge af sult og en grusom, umenneskelig behand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stemningen finder sted under mødeperioden i første uge af maj.</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m formand for det udvalg synes jeg, at hendes betænkning er et rosværdigt initiati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uftruter, færgeruter, togruter og busruter i og til disse fjerne områder udlicite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sige den neoliberale dagsorden fuld af almindeligheder og sød ta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rker så enkelt ved første øjeka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ikkerhedsfolk, der var klædt som demonstranter, angreb på lumsk vis og med stor brut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det smittede benmel vil man en dag se flyene falde n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geringskonferencen er i bakge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ågn for himlens skyld op.</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fleste store årgange er bedre uddannede end de foregående generat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t endelige ord har vores befolk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 vil formentlig være fristet til bare at tage pæren u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l gengæld bliver spørgsmålet om lande, som eventuelt bliver uden for emuen, ulø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aftale er et eksempel på, hvordan der kan skabes tætte forbindelser gennem afta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så i weekenderne og på helligda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bøjelighed er det eneste sprog, disse mullaher forst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nter stadig på, at det elektroniske system skal loa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 skal efter min mening støttes af vores diplomatiske indsat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de talere, der har talt dunder mod forskelsbehandling, har talt om principp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a, interessen for de tre kaukasiske lande er sto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yrlægerne får hjælp fra offentlige assist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muligvis masoch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akker rådsformanden for hendes 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glæder mig over alle tiltag, som kan forbedre dyrenes velfærd under transpo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akker kommissæren for hendes svar, som uden tvivl er vel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pludselige nedbør kan ikke forklare ødelæggelsernes omf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d en fjerdedel af træerne blev der konstateret alvorlige tab af nåle eller lø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anske vist har initiativtagerne skudt lidt over mål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danne forsamlinger bevæger sig i det hemmelige diplomatis tusmør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glerne om bemanding gælder for skibets mandskab som hel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koster madlavning pen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formen er bygget op om tre ak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titusinde år siden boede vi i hu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vogte over den proces som hø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atikanet har i mellemtiden truffet foranstaltninger og iværksat en undersøg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beklager, hvis jeg var lakon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har kun initiativret, og slet ikke enekompetence, inden for helt bestemte områ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kal være sikret uhindret adgang til telekommunikationsmidl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var de primære ofre for de selvudnævnte hellige krigeres kas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europæiske historie fortælles næsten altid kun nationalt på nationale muse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lke lyksaligheder er der for øvrigt tale o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imidlertid ikke glemme, at disse spørgsmål er særdeles politisk følsom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alle sammen være en del af den sydvestlige reg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gyselig bagvaskelse, som har til formål at forvirre og vildle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plante træer er med til at bekæmpe ørkendann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cadeau til formandskab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klynket i årevis, da det eneste valg stod imellem diktaturer eller teokrat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øjeblikket står den ubrugt hen og bevogtes af tyrkiske tropp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er der også store ubalanc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at lade ræven vogte gæ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nflationen ligger nu på et historisk lavt nivea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vekslingen af bedste praksis er meget vigt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ønsker ikke amerikanske tilstande, hvor lovgivning udarbejdes alt efter dagens misopfattel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ongos myndigheder og hær kan ikke løse områdets problemer al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ahrain indtager en nøgleposition og formodentlig nøglepositionen i hele regio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remtiden udgøres af et miks af energiforsy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stemningsanlægget fungerede desværre ikke på daværende tidspun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t dette bliver budt meget velkomm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derfor kommentere den mulige opdukken af en ny økonomi i euroområ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r gjort det muligt at identificere de relevante em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ore bestræbelser i den henseende ænses knap nok i de internationale med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 alle disse grunde støtter jeg ikke afskaffelsen af mælkekvoteord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t modbydeligt signal at sende, ikke mindst i disse urolige ti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hver havn eller ethvert skib er specifi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lvfølgelig skal dette forbud være veldefin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varer teoretisk og uperson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arlamentet har ydet et betydeligt bidrag til denne proc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opnåede resultater skal befæstes gennem passende politiske og lovgivningsmæssige initiativ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usfabrikanter beviser jo allerede i dag deres store kapacitet, hvad angår sikkerhe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go er på vej ud af en vanskelig politisk og økonomisk 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fanger flere millioner ton sandål og renser havbunden, og torsk æder sand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 alle hindringer for det transatlantiske marked uønske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le nærmest minde om en advarselstekst af den type, der findes på cigaretpak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er blevet legitimt rørt over de rwandiske flygtninges skæbne gennem de seneste 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e sidste enogtyve år gennemførtes der kun tre europæiske direktiver om samarbejdsudval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faktisk problemet for de ultrakonservati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politiske, økonomiske, kulturelle og åndelige rum såvel som sociale ru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ina har ændret sig, og det har vores forbindelser også.</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ndler både om ordentlige toldkontroller ved de ydre grænser og kontroller i medlemssta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hvad jeg vil kalde mobning på arbejdsplad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ættes ofte i bås som krimine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ynes, det er lidt upass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arlamentet stiller sig tilfreds med en kødløs og nytteløs beslu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nogle lande angår, vil vores ja være mere dæmpet, mere tøv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forenkle fremtiden og lægge fortiden bag o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sandsynligvis korrekt, men vi må undersøge sa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rdenssamfundet har samstemmigt anerkendt ha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tår ved afgrundens rand, men vi er ikke gået over 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lyder ret usmageligt i mine ør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praksis er hæren i dag et bolværk mod den islamiske relig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vi kan nå stjernerne n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elvfølgelig er der asymmetr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al i højere grad dreje sig om varig tur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itrusfrugter, frugt og grønsa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kun aktionærerne, der skal bestemme, hvordan de organiserer deres ejer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yrkiets reformproces er i g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ldaterbander er jævnligt indblandet i angreb, røverier og voldtæ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sker der, hvis hjorte, vildsvin og geder smitt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nuværende vacciner er mere avancere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tæmmet konkurrence og kapløbet om rentabilitet er imidlertid uacceptabelt i denne forbind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yndigheden i det eksporterende tredjeland skal udtrykkeligt give tilladelse til reekspor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ult og død hærger fortsat lan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findes ikke sådan noget som nulrisiko.</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aber større ulighed end den, der hidrører fra forskelle i købekraf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hendes kat drikker øl, er det nok det, der gør den sy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landt de opstramninger jeg gerne vil pege på, er der dels anvendelsesområ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rammeafgørelsen er der ikke fastsat en seksuel laval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mangler en særdeles vigtig bid, og det er overhold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virkeligheden er der således kun tale om en brøkdel af det oprindelige belø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dan var det allerede i antikken, men også i den tyske mytolog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tre årsager til min anmodning om henvisning til fornyet udvalgsbehandling, fru form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ønsker, at de skal blive til integrerende mørt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lladelser til dybvandsboringer skal kontrolleres nø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sætter lås for sin mund og skyder sig i fo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fremmer jobrotation udviklingen af kvalifikat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tale om en beskyttelse af forbrugerne her er pure bedr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arlamentet vil forblive en central figur i udviklingen af denne politi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noterede mig, at budgetblodet stadig løber i kommissærens år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omtale nogle af de vigtigste ændringsforslag nærm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sejren har en bismag for mennesker i hele ver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d fiskernes opmænd, de faglige organisationer, tage sig af ålen på tæt 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ledes af fire saudiarabiske kvin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kke desto mindre bruger de fleste af dem limousiner med privatchauffører og undgår sporvog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også min hol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gar algoritmer i computerprogrammer skal ikke længere stå til fri råd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suden er der en meget hårfin grænse mellem information og rekla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ygeforbuddet har allerede ført til hundredvis af publukninger med tab af arbejdspladser til føl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kan jeg kun beskrive som satire ført ud i det virkelige li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nsensus skal erstattes af konsensus, ikke af påbu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edrører oftest en skade på bulkskibenes skrog, som skyldes forkert lastning eller los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lød som arrogance i mine ø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orherre bliver spurgt, om det er passende at betale skat til den romerske kej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åbne døren helt for oplysninger, vi selv sø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nsens udmærkede betænkning medtager meget af det, mit udvalg har foreslå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handel er ikke nogen magisk kug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lvdelen af de unge tjenestemænd, som rekrutteres fra de nye medlemsstater, er kvin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ville faktisk sabotere en del af katalogiseringen og gøre det komplic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yanmar fjerner sig fra demokratiske værdier med alarmerende ha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d alle, hvad denne holdning i sidste ende betød for økonomierne i østblokk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kældrene er kloakeringen brudt samen, og de er oversvømmede med menneskers ekskrem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ængstelse skal vi resolut og konsekvent imødegå.</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kan ikke udnyttes termisk og heller ikke genanvend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afgørende er, at denne mur er en anneks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sig selv beriger ozon som bekendt ilten, hvilket er sund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ødte familierne til de kuwaitiske fa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litære øvelsesflyvninger i lav højde skal forbydes, hvis der er risiko for borg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ærlig kosmetikindustrien er berørt af disse meto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r utilstrækkelige og drukner i de såkaldte nationale interes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kig en gang på manglerne, hullerne i denne nye sociale dagsor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forskellen på at bruge træspåner og træfa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r den rette til jobb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ndlæg af et minuts varighed om politisk vigtige sa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nationale regeringer står altid imell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get store mængder brugt affald fra atomubåde er lagret under meget dårlige for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tiftede igen bekendtskab med mange repræsentanter for flygtning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æiske partier, lad os prøve ikke at holde hinanden for n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skaffelsen af saksefælder løser jo ikke ubetinget problemet al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vi kan have et fordrejet billede af virkelighe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pørgsmålet om, hvordan de bliver behandlet, har vakt international bekym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ynes stadig ikke, det er korrekt at koble den til rejseudgif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litær har grebet magten og enhver spæd fremgang er tilintetgjo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Yd hjælp og fjern ikke børnene fra deres famil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rkedsprisen fastsættes på engrosbørserne for strø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kender, at man kan argumentere mod centralise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så til det sidste punkt, nemlig spørgsmålet om iderigdo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 disse grunde lan vi ikke stemme for denne betænkning.</text:p>
          </table:table-cell>
          <table:table-cell table:style-name="ce7" table:content-validation-name="val1" office:value-type="string" calcext:value-type="string">
            <text:p>A</text:p>
          </table:table-cell>
          <table:table-cell table:number-columns-repeated="62"/>
        </table:table-row>
        <table:table-row table:style-name="ro7">
          <table:table-cell table:style-name="ce20" office:value-type="string" calcext:value-type="string">
            <text:p>Molukkerne skal hurtigst muligt hjælp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gætter på, at nogle af vores kolleger vil tale om det h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ozambique er nu kommet ind i en vanskelig fa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forråd af basisfødevarer er opbru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æsentlige er ikke æsken, men æskens ind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angår alternativerne, er de fremlagt i rammeprogramm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nu får vi at vide, at tiden med junkfood er forb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kal sørge for, at spørgeren får denne brochu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tiden skjules advarslerne fikst af en smart opstilling eller en farvestrålende pak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følge mine oplysninger stilles de op få kilometer herfra, hvorfor, ved jeg ikk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Jeg blev for nylig opereret for at få fjernet min galdeblæ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dligere var sagerne imidlertid stort set ukendte, og civilsamfundet var ikke så aktiv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hvervsuddannelse skal også omfatte sprogkurser inklusive fagspro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nedbrændte skove bør retableres under hensyntagen til de klimatiske og økologiske særpræ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åber, at han får et stilfærdigt otium, men hans direktiv er fuldstændig død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har de nye medlemsstater fundet i deres fagre nye ver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en nuværende situation ville landet ikke engang turde fyre et kanonslag af.</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emlæstede, brændte børn, hele familier var udryddet, en familie mistede fem medlemmer.</text:p>
          </table:table-cell>
          <table:table-cell table:style-name="ce7" table:content-validation-name="val1" office:value-type="string" calcext:value-type="string">
            <text:p>D</text:p>
          </table:table-cell>
          <table:table-cell office:value-type="string" calcext:value-type="string">
            <text:p>Regarding violence towards children, probably a bit too much</text:p>
          </table:table-cell>
          <table:table-cell table:number-columns-repeated="61"/>
        </table:table-row>
        <table:table-row table:style-name="ro7">
          <table:table-cell table:style-name="ce20" office:value-type="string" calcext:value-type="string">
            <text:p>Garnene blev indført i handlen, som så senere blev udvi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t for mange både, der tager alt for få fisk, bliver der råb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askiske samfund tager afstand fra organisationens forbrydel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 hensyn til bioovervågning er vi helt en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det giver ikke nødvendigvis bedre ydelse for a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faktisk, at kernen lå i første del af mit 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igevel oplever vi i dag en nævekamp, som ikke respekterer særlig me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vil måske kun indynde sig og blande sig lidt i folks hver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udgjorde et betydeligt fremskrid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regulerede markeder har fået ufiltreret sponsoreret adgang til formelle handelscent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kan man udmærket gøre også med særskilt afstem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erler er små og svære at fi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en gevinst, som for en gennemsnitlig husholdning svarer til prisen på en pizz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opstået et dramatisk underskud, der kræver en nyoriente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lemsstaterne må afslutte nyopmålingen af deres flåder så hurtigt som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de store ords tid, ord, som er nødvend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blevet sagt meget om islam h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også rose hende for betænkningens kv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alvorlige bekymringer over uidentificeret kvæg på slagter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lige betingelser angår arbejdstider, hviletid, betalt ferie, lønramme, status og sikker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er også i andre områder, som ikke befinder sig midt i urskov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vores mening er en aftale med bilfabrikanterne den rette fremgangsm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lyder måske hårdt, for min skyld måske endda simpelt, men sådan er 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ænker konkret på den portugisiske regerings holdning over for de andalusiske fisk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de befandt sig på kasernerne, ville tingene uden tvivl se anderledes u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kan cifrene ikke blive helt nøjagt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angår mærkning af oprindelsesland, er der en række uafklarede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vi giver dem kærlighed, bliver tilværelsen her på jorden lidt lys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tusinder af tons til rådighed nu, og vi øger lagr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åber vi at kunne råde bod på med denne betæn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sus siger, at sandheden gør os fri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kys var naturligvis ikke helt uden et vist grundl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d alle, at der findes forestillinger, hvor der anvendes falke og andre rovfug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pidemiologisk overvåg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ovgivningen, som vi udtaler os om i dag, byder på mange mulig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ikke, at megatopmøder af denne slags kan fungere fremov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s eneste fejl er, at han har fordømt regimets slingrende kur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kilden til inflation, det er de finansielle aktørers umoralske aktioner derimo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desværre mit indtryk, at de fleste evalueringer bliver arkiveret lod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giftige kemikalier har indvirkning på hormonbalancen, er indlys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imidlertid være helt klar i mælet i denne s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orrible hændelser af denne slags kan ikke tolere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ør se kritisk på den sydkoreanske domstols beslu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d os tage eksemplet med det første direktiv på listen, det om vildledende rekla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aktuelle krise er så dramatisk, at den retfærdiggør en sådan utraditionel indsat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har karakter af grundlæggende rettigheder, men er ikke just frodige i deres formuler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iger jo noget om atmosfæren i lan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aler vi om en toårig tidsramme eller en treår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ønsker at takke kommissæ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usk, for deres udmærkede betænkning.</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Chirac ved besvarelsen af spørgsmålene også anvendte denne benævnels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Var det korrekt at informere butikkerne om, at de ikke skulle trække risene tilba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af den bekymrende nedgang i kødforbru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es gæster vil vide, at de er velrepræsent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nu kære kolleger, lad os ikke lade verdensdagen for fattigdommen gå upåagtet h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lodbadene fra disse robåde er alt for hypp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dlingsplanen om biodiversitet er hæderlig, om end den indskrænker sig til fromme øn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århundreder gamle nation må da have andre fremtidsudsigter end sådan en trist diaspor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åbenlyst, at vores skove er mangfoldighedens vug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også gerne takke ordføreren i den bayriske dra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dnu en gang hjertelig ta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dentitet og enhed skabes af folket, ikke af en eli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ønsker at vide, om denne aftale fremmer udviklingen af denne øgrupp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er udvalget ikke, at disse krav ofte er kamuflage for den rene skinbarlige protektion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lægger vægt på opholdet i andre europæiske la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rkningerne er katastrofa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giver det bedste afka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første, hvorfor har vi brug for en risrefor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foreslår at forvandle stabilitetspagten til en social regressionspa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r sjældent syntes mere vedkomm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til passer samtidig et uegennyttigt og mere afbalanceret udvalg af de regionale bistandsproje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kun nuller og ettal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ynder at fastsætte betingelser i forbindelse med vores støttepak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alligevel løser det ikke ozonproblem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lgerne af forbuddet mod subleasing må ikke undervurde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batten har især udkrystalliseret sig omkring de kombinerede forbrændingsanlæ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har ikke nogen som helst officielle oplys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i fæstes der særlig opmærksomhed mod sexturi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også huske på, at indvandringsstrømme ikke behøver at være fuldstændig uafvendel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egnsprog er ingen krykke, ingen køresto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bymæssige dimension må blive obligator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igeledes bør grunduddannelsen bidrage til at øge alsidigheden i kvindernes fagkundskab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anset hvor fantastisk maleriet er, kan der aldrig blive røget på denne pib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må vi beslutte at sende en fredsstyrke nu, det er blevet uundgåe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harmoniseringen af momssatserne og andre satser spiller også en vigtig ro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kæmpelse af fattigdom har været et af udviklingspolitikkens vigtigste mål i umindelige ti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gerne slå fast, at jeg er imod anvendelsen af dødsstraf for mindreår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åber, det er et hypotetisk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rerne har sagt nej til at få den demokratiske kontrol væk fra borg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jerteligt tak til ordføreren, som har sørget for, at vi har en god lovtek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forsøger på sin vanlige facon at standardisere i stedet for at harmonis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rådgav virksomheder om mobile satellittjenes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ekymringerne for ulandene er hu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imidlertid en lappeløs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har endvidere mulighed for at få initiativer ført ud i liv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en sammenhæng er samhørigheden essentiel i implementeringsproces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kræver en effektiv brug af kryptering et sikkert system til nøgleadministr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britiske eller sågar den amerikanske hund logrer med den europæiske hu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ngene vil ikke gå godt med de nuværende målproc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en politisk uholdbar 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ved nok, at det finske sprog har alt for mange voka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er vi hoppet på for of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forekommer som om, at man nu taler om piratvirksomhed med en overdreven let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skulle vi også overveje at kanalisere penge i denne re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har ganske vist indrømmet nogle fejl, men den klare vedgåelse mangler sta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værtimod lod de nærmest til at være fjendtligt indstillet over for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m afslutning på dette tema vil jeg gerne åbne en kort parent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ugten af korruption er alle vegne og bliver værre dag for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a, det skal fordømmes, men enhver nyslået politiker kunne have forudset denne udvik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komplicerede og tidrøvende håndtering koster ikke blot meget tid, men også mange pen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kke nogen lovhjemmel for sådan en hand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anstaltninger, der iværksættes på europæisk plan, skal supplere nationale og regionale strateg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mma er lige kommet tilba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forberede os på en lang og sej kamp.</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pørgsmålet er, hvem der bærer skylden for, at hunden åd pøl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blev postkassen afmonteret om natten, idet bygningsfacaden blev beskadi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finder dette ubegribeligt, fordi ingen pæn virksomhed behøver at frygte dette direkti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også nødt til at nævne samarbejdet med det tjekkiske formand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sige, når der er tale om forsæt og grov uagtsom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mig som proeuropæer og føderalist er protektionisme antieuropæ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mellemtiden tikker den globale opvarmning roligt vid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il i hvert fald gerne have det afprøv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acismen suger næring af kriser og arbejdsløs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gennemgår blot forslag i en bleg skygge af et parla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naturligvis forke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beretninger om, at der finder totur st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amtidig skal der komme ens spilleregler for alle involvere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ådet har traditionelt haft to kasketter på, både den udøvende og den lovgiv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ikke bare alvorligt, kære venner, det er uhæderligt og meget tri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andet vigtigt spørgsmål er fosfa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mnets aktuelle status er ynkvær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plysningerne skal være letforståel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et par minutter kom stewardessen tilba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behov for risikovillig kapital for at skabe nye arbejdspladser i nystartede virksom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er disse personligheder foran os og midt iblandt os her i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bliver de økonomiske partnerskabsaftaler også så usymmetriske og fremadskridende som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osnien kan betragtes som værende på randen af den værst tænkelige 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er vidner til, at demonstranter arresteres, og at journalister chikaneres og tæv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stedet er det mennesker, der udsulter andre menne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s kone og familie har aldrig fået flere oplys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gerne bemærke, at dette emne er blandt det spanske formandskabs priorite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i øvrigt sørge for, at oplysningerne er læsba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som følger krigens vej, er villig, og den, som ikke gør, er uvill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 befinder sig ved en korsvej.</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iger det under deres medborgeres hånlatter, sarkasme og undertiden trus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direktiv har, som en række kolleger har sagt, en meget langsom lun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rænsen mellem skjult reklame og produktionshjælp er meget vag, hvilket skaber tvivl og diskuss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oplever, hvordan deres hjem rives n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al også gøres klart, i hvilket omfang nyskabelser såsom elmotorer faktisk dækk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ag er mange lægemidler, der ordineres til børn, ikke udviklet specielt til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r er også nogle store udfordringer, hvad angår vores image udadti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udtalelse er ikke fremsat i lyset af verdensmesterskabet i ishockey.</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mig udgør den en slags idyllisk politisk konsensu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ndersøgelsesudvalgets indsats har pirket til dem, der foretrak at lukke øjne og ør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skningen i regionen må kunne samordnes bedre og rettes mod fælles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første møde vil finde sted i forå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tredje er, at der må gennemføres en formelig revolution i forvaltningen af fiskeressourc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astma, og jeg fik to anfald i denne bygning under sidste mødeperio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sammenfattes ved den kradsen i overfladen, som kendetegnes af den genforhandlede konven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også gerne fremhæve, at enhver henvisning til højtydende rifler er unødven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ikke lade økonomisk fremgang være et figenblad for reformfjendtlige reger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nventet er et instru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efter var der endnu alvorligere problemer som følge af uroen på tilhørerplads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ører ikke længere lyden af klokker eller gøende hu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med er jeg kommet frem til det sidste forslag, nemlig om hasteforanstaltninger for ophug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und handel kan også føre til fredeligere løsninger på globale konfli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vil vi højst sandsynligt være nødt til at gå i forhand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blev trampet ned af politiser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etersborg og ikke champagn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Alt var altid meget vagt og uld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bak er en gift og en rusgif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ør alle synge efter samme nodeblad i denne s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derfor behov for klare regler og tillidsskabende foranstalt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imod vender jeg mig mod mange af de unuancerede udtalelser om udbud om kontra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følger med den største opmærksomhed den politiske udvikling og de tiltag, der bebud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aglandet, de mennesker, som sejler, spørger, hvornår vi gør noget konk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længe lønforhandlinger er en sag for mænd, kan løndiskrimineringen ikke fjern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er ivrige efter at få dem lø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ra nu af vil hvert led i fødekæden blive en integreret del af produktionsproces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ikke, han er logget på og lyt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rnbaneselskaberne skal også være på dupperne, så de kan konkurrere med lastvogn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dog af fortvivlelse kommer fatning, beslutsomhed og hå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så for at opfordre til, at der indføres strengere krav til campingpladsers place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amme regeringer ønsker også mindre fleksibi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d at fjerne nogle af disse fridage kunne vi skabe omkring tusinde arbejdsplad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mange år har man betragtet deponering som den letteste og billigste løs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ightech skader ikke landdistrik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skal skabes ligevægt med femogtyv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De kunne kombineres i et enkelt forslag på samme retsgrundlag i den første pi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 skal blive den tredje internationale reservevaluta ved siden af dollar og y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idtil er vi imidlertid ikke stødt på problemer vedrørende oplysningsp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vde krævet, at dette agentur skulle være en uafhængig og gennemskuelig instan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skal heller ikke have mulighed for at foretage uanmeldt kontrol på st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 i tiden kunne elektrolyse, tandlægevidenskaben og juvelerer ikke klare sig u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også blevet indført en ny certificeringsmetode, som har skabt visse problem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nsigten at gå på kompromis med sikkerheden for ikke at tirre den kinesiske rege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som jeg er i ekstraordinært godt humør, vil jeg rejse et tredje pun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il gerne takke ham for det præcise arbejde med et meget komplekst lovstof.</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sådanne beslutninger, der har bragt hele den fælles fiskeripolitik i vanry.</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kan nødvendiggøre international mæg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globale opvarmning har fået isen til at trække sig kraftigt tilba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ores kontorer har ingen temperaturstyring eller individuel indstilling af varme og aircondi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icole, som en ven takker jeg dig af hele mit hjer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an der anlægges sag mod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området har givet klippefast makroøkonomisk stabi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tøtter den humanistiske vinkel, som betænkningen er udarbejdet på baggrund af.</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evæger os på en meget smal sti i denne diskuss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ogafbrændinger lever i bedste velgå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åber, at der snart bliver indgået en aftale om dette forsl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under de nuværende forhold presses de knugende af den amerikanske filmindust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nævner ingen navne for at undgå røde kin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at dette vil afsløre mange af de vigtigste patogene stoffer i cigaret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n tjenestegren er ved at undersøge de to andre forsikringsselskabers kra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drejer sig om løsarbejde med usikre ansættelsesvilk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stille strenge krav til dæmningers sikkerhed og bæreev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debat for feinschmeckere som o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ormstukkent æble kan udmærket være sundere end et dejligt rundt, skinnende æb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flertal, valgresultatet viste, angav, at præsidenten så absolut var val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rt sagt skal vi i dag sige et rungende nej!</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udover udtrykker industrien bekymring over forbuddet mod pvc, navnlig inden for kabelindustri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roden til hele misforståel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u vil jeg gå videre til spørgsmålet om sælmassak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behovet for yderligere, ubegrænsede beføjelser er ikke blevet bevi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reagerede den kun halvhjertet, vidste ikke, at importvarerne hobede sig op i havnen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Det burde skabe større likvid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positiv beslutning efter et langt og til tider møjsommeligt 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gerne takke ham for 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arlamentets årsberetning er dog spe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et andet punkt, nemlig kadmiu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bevidner vores menneskerettighedsdialog med alle grene af de israelske myndig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anden ting er definitionen af information og hø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d vældig meget, og der er ingen genvej.</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min mening starter den reelle debat med denne irske folkeafstem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komme med en spådo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zarus slår virkelig til i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kan ikke skjule den totale mangel på grundlæggende indrømmelser fra amerikansk si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ru formand, det er ved at blive ensformigt at tale om de tyrkiske grov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un den nederlandske minister gik dengang ind for fredning af elefan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helt sandt, hvad kollegerne har sagt om hudkræf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budgettet kan klare, at alle medlemmer får en papkasse til papirgenbru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rækenland fortjener anerkendelse og støtte, ikke at få på pukl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må virksomheder og mikrovirksomhederne er de arbejdsløses bedste hå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vinder er fortsat underkastet diskriminerende love og dybt rodfæstet kulturel ul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regionale forskelle mellem bjergområder og lavlandet er helt åbenly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skedigelser bliver mere og mere alminde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ndler om virksomhedens beliggenhed og om sikring af arbejdsplad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min mening er det lykkedes helt for os at skille avnerne fra kern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gøre handel mindre usmidig er at gøre det økonomiske system mere effektiv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har også taget hensyn til vores særlige forhold, som for eksempel isbryderes bety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punkt medtages sidst på dagsordenen for i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Zaire er, som vi ved, indbegrebet af udnyttelse og plyndr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overrasket over, at jeg er den første, der nævner 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tore bilproducenter har en klar overvæ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skal luges ud i lovgiv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glæder mig over interessen for potentialet i de kulturelle og kreative industr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åske skulle det være en turbodieselmoto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t dette og mere til dæmmer op for affolkningen af landdistrik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ghanistan og dets befolkning har fortjent vores fulde engage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farisæisme, som hurtigst muligt må bringes til ophør.</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Det lykkes højt udviklede lande at fastholde en næsten uændret miljø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vores assistenter og alle de medarbejdere, der er til stede, kunne delta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holde fast ved denne udgave ville være en pyrrhussejr.</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Men i praksis fungerer den i de fleste tilfælde allerede nu som såda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omputervirusser, spammail, phishing og trojanere er reelle trusler i de virtuelle datas ver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 eksempler på dette er hårtørrere i en frisørsalon eller udstyr i et motionsc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udgør også den ultimative udfordring set ud fra en kommunikationssynsvink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ge tophoveder fra dengang er i dag ikke længere nogen fryd for øj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 alles, herunder tamilernes, interesse, at denne fredsproces sættes i g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s maritime interesser påvirker hverdagen og beskæftigelsen for millioner af vores bor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 det mindste et mere interessant og righoldigt idea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desværre en makaber grund til 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ordkorea er et sølle land, som har både klimaet, kulturen og historien mod s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ordførerne behandler deres eget omr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apitalisme er et kasino, hvor der trækkes lod om energiprisen på fondsbørs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le bestemt ikke give dem topkarakter for deres 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etyder altså, at irerne og belgierne har begået en brøler i denne s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netop de grænseoverskridende møder på uddannelsesområdet kan have forbilledlig kara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angiveligt et rovmord begået af un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kke gjort noget seriøst for at få has på problem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kun acceptere brugen af anordninger, der opfylder alle disse kra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aler om retten til refusion af sundhedsudgifter i udlan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øjeblikket er vi ved at udforme flunkende nye måder at lave energi på.</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skyer vil overskygge vores økonomiske landskab i de kommende 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pencer for at have fremført noget, der er soleklart for all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Denne beskrivelse er også dækkende i negativ forst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pørger mig selv om, hvad der er i gæ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kan ikke ydes nogen driftsstøtte i forbindelse med bilproduk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ikke noget sludder og hvilken geskæft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rbejdsvilkårene om bord på mange af fartøjerne svarer til intet mindre end slave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er den i betænkningen foreslåede biregionale solidaritetsfond ikke ønskvær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bliver tale om en treleddet repræsentation, som også påpeget af ordføre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være helt klar over følgerne af det, der bliver foreslå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praksis våger medlemsstaterne jaloux over den nationale og regionale kultursuveræn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vigtigt, at vi får den skruet rigtigt samm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kan se, han nikker bekræftende, så jeg har citeret ham korre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l parlamentsbetjentene venligst eskortere dem, der forlader forhandlingen, ud af sal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ntrollen skal udføres i henhold til den nationale svenske lovgiv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udtrykker vores solidaritet med det nepalesiske fol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alogen er ikke en gade med ensrettet færds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inviteres til at sidde med ved bordet, men de deltager ik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delen ved snus er, at brugen ikke rammer omgivels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fjerde er en ny bilteknologi kun mulig med lave svovlind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angribelige regionalt fremstillede produkter sælger heller ikke læn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midlertid bevidst forsøgt at finde en stok til at slå hunden m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klart, at en sådan attitude er beklagel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s forslag om at fastsætte nogle maksimumstakster er det spørgsmål, vi nu drøf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slaget gælder kun de tre første år for nyetablerede små og mellemstore virksom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ætter europæisk vin og vinavlerne uden for mark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akta og fiktion er blandet sammen h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verken fremstiller eller sælger infanterimi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sådan, tingene i virkeligheden hænger samm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lader os ikke styre af fordomme, og tabloidaviserne skal ikke skrive vores manuskrip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ekymrer os over menneskerettighederne, og jeg vil rejse to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så spiste jeg nogle glimrende hotdog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skimte dem, ikke blot som en vision, men faktisk som en re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tror jeg, at det gælder om at gøre disse gæstearbejdere til bor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af problemerne er rydning af mak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sige, at vi er nået det punkt, hvor historiske begivenheder kan s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pacifisme, det er demagogi og uansvarl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forholder sig meget tit passiv og gemmer sig i nogle tilfælde bag regl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dnu en gang tak og okay, jeg går med ud og får en drin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stedet ævler hun løs om solidar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andet eksempel er kravet om løbende målinger af ammoniakindholdet i røgga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Åbenheden i gasbranchen skal øges, og forsyningsruter og leverandører skal diversifice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stadig højere grad ligner det peruvianske system et militærdiktatu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etyder, at amalgamfyldningerne står for den allerstørste del af udslippet til kloakk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kalder vi samfundsorienteret erhvervsudøvelse som topspo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st anså vi det slet ikke for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brugerorganisationerne vil blive hørt om indholdet i disse manda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virrede med rygter om apri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også gerne citere nogle ta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nogle tilfælde er der tale om tocifrede procentvise nedskær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t nyt orgie af spekulation, hvor lånesatserne når historiske høj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fremtiden vil der være adgang til en bredere vifte af miljørelaterede internettjenes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være retfærdige, men ikke salomoniske.</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Vi har naturligvis også et par bøn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plæderer for, at man ikke driver en kile ind mellem parlamenterne og regering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hummerproducenterne kan oprette producentorganisationer for at styrke deres stilling på marke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ove skal da være den svages våben mod de mægtiges ubillige kra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 begrundelsen den, at begrebet udlænding har en negativ bikl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ppositionen og uafhængige medier undertrykkes, og demokrati er en saga blo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netop fået at vide, at der er en stavefej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ymbolets form er naturligvis statuerne, som også tjener som afgu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ogle mennesker har endog en fupstatus som selvstænd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afstedkommer naturligvis mange frustrat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tror, at det også betyder, at kedlen er sik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og ser man sjældent tegn på fremskridt i mandens deltagelse i de huslige plig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noget at kimse a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 er blevet frataget muligheden for at rejse samt ytringsfrihe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besnærende skelnen, som selv retsudvalget ikke kunne stø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st og fremmest er årsregnskabet for tredje år i træk blevet påtegnet uden forbe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med vender jeg tilbage til den forrige ta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procedurer er blevet kritiseret fra alle ka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begynder at hælde barnet ud med badevan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energisektoren er de lave gaspriser kun et mi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uretanien skal også ratificere de relevante internationale fiskeriinstrum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ordan håndhæves disse rettigheder blandt singaleserne i den nordøstlige del af ø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har set seniormedlemmer give sig af med dette, og ligefrem en tidligere form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t drama, som alle disse lande slås m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isi, for hans hårde arbejde på denne betænkning, og jeg støtter hans bemærkninger.</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Et andet problem, som vi får med at gøre, er falskmøntneri af konta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vores opfattelse er energi en livsfornødenhed, og adgang hertil er en grundlæggende rett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ådet har faktisk opført sig som en bulldozer, og det på tre områ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er vores vurdering kritisk, og derfor mener vi, at resultaterne har være mag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st og fremmest vil jeg takke vor kollega for hendes arbejde og ildh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frister en tilværelse mellem viden og profi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der er mange lande, hvor man ikke engang har formuleret et lovudka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krydsede da af i den forkerte rubrik, ik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ikke den eneste, der opfatter de to som uadskillel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fordi banditter og kriminelle ikke frygter lov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un på denne måde forsvarer man forbrugernes valgfrihed og sikrer også vinproducentens valgfri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brationer på arbejdspladsen kan ikke betragtes som direkte grænseoverskrid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rgumentet er kolonien af murmeldy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føler, at man står foran en væg fyldt med brevordn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ikke handle uværdigt ved at forsøge at udnytte deres dø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å hvad kan man se, at denne genopbygningsbistand rent faktisk ankomm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 skal tale ærligt, ikke tale med to tunger eller med kløvet tun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u er udsigterne dystre, idet planen er lagt på hylden af udelukkende politiske årsa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vil sikre, at madaffald omdannes til energi gennem anaerob nedbry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ag er social dumping imidlertid enehersk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uropæiske område er derfor det ideelle udklækningsst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visen må være, at vi skal gå i g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kendte fordele ved at spise en portion fed fisk opvejer alle mulige risic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Weber for hans vilje til at opnå dialog og en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generationer er vin blevet modnet i træ, og vinens sundhedsmæssige virkning er uomtvistel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hvad er det nøjagtigt, samfundet forven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sandsynligvis brug for passive, men muligvis også aktive sendere til tunge lad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t spørgsmål om at smadre en rude for derefter at stikke af.</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rektivet begynder imidlertid at knirke, og en revision kan ikke udskydes i det uendelig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foed vil jeg sige, at vi fuldt ud tilslutter os hans udtalelser om kvoteringen.</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Denne situation må anskues med alvor og ansvarl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udglatning af vores uoverensstemmelser vil være et vigtigt bidrag til begge økonomi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tror, at denne kvalitetsgraduering opad ville være meget vigtig for forbrugerne og borg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henhold til denne kræves der ordrer på amerikanske værfter til intern navig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mener ikke, at vi bør nøle med dette transit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m trofast europæer må jeg derfor stemme imod denne betæn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orfor er mælkeindustrien bange for, at bestemte områder ødelægges ved afkobling af mælkepræmi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enter på den såkaldte ketchupeffe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ylder vi det ukrainske samfund og dets gryende demokrat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lad mig se tilbage på noget af den omtumlede histori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viklingslandene er blandt dem, der lider mest under denne økonomiske recess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algresultaterne var et nødrå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erklæring genlyder af dette mål, og derfor er den anløb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olitikere og højere embedsmænd diskuterer nu åbent, hvordan man skal tackle disse valgresulta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ruttonationalproduktet er den bedst kendte foranstaltning til makroøkonomisk aktiv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købte de samme ting i mit eget land tre gange dyr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ør krisen accepterede koreanerne ingen kapacitetsredukt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øjeblikket optræder der organisationer på vores liste, som ikke findes læn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for en stor del kopilovgivning og imitationslovgiv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glæder mig, at vi kan sige velkommen til en ny kvinde på podi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øreplanen er således rigtigt tilrettelagt, og den skal overhold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denne grundtanke, der optog mig i interview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lemmerne skal holde op med at slæbe på fødderne og ratificere konventionen hurtigst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her i salen flere arvtagere til denne tankega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rker som noget meget mystisk og specialis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Åbn alle møder for offentligheden, medmindre et flertal af landede aktivt siger fra.</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 praktiske årsager er det nødvendigt, at vi også fremover kan anvende russiske togvog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 hvert fald mere behagelig læsning, hvad mine områder angå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kan man hidføre knaphed på det arbejdsvolumen, der står til rådigh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ikke en eksklusiv klu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d os nu sammen arbejde på et ærbart kompromis, som gavner al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er ikke en fanklub i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er fortaler for miljørigtige elpærer, men det er slet ikke no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rods utallige svulstige hensigtserklæringer er der endnu ikke sket nogen virkelig ny begynd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en tid, hvor man virkelig var åndrig i denne type deba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le familier ofres på asfaltens al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ovedproblemet er, at retningslinjerne er ukendte, og ikke webdesigneres eventuelle uvil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økonomiske afmatning forværrer de kommende perspektiver for de unge, navnlig dimittend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rdføreren og andre talere nævnte spørgsmålet om økomær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samtidig problemer med vores skærm og compu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handler det om en asset inflation i verdensforma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lave politik kræver lidenskab og veltilrettelagt diplomatisk aktiv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skal afsættes tilstrækkelig tid til at udbygge denne dialo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ser man kun de flasker, som kan genbrug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in definition af liberalisme er ikke en fri ræv i en fri hønsegår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arajevo kigger frem mod sin europæiske fremtid med stor entusias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rdførerens opfordring til, at en række ting koordineres på europæisk plan, er forståel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dgang til information er baseret på princippet om aktiv søg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 er karakteriseret ved stor territorial mangfoldighed og polycentrisk udvik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 øjeblikket et påtrængende behov for, at man giver små, passende b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ikke nok rastepladser for chauffører, der er ikke nok incitamenter til uddann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berettiget, for fedtholdige kroketter bliver ikke sunde ved at tilsætte nogle vitami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hvilken udstrækning vil bankerne lade kunderne betale omkostningerne ved omreg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master formerer sig hastigt i mit eget l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sammen finde den rette balance mellem økonomi og økolog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usland blev regeret af zar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påtog sig dernæst hele processen inter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må huske på, at informationskundskab er et redskab, ikke en numerisk værd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har allerede taget det skridt, og det har visse medlemsstater også.</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nødvendigt at tage situationen på medlemsstaternes gasmarkeder i betrag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uropa må gribe ind for at lukke denne kløft mest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udover er den dobbeltmoralske holdning et irritationsmo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sponsorerede en analyse af kulturøkonomien, og vigtige oplysninger er kommet fr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lev sammensat af finansministre, som var truet af en nedjustering af deres statsgæ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tale om en yderst frimodig ombytning af roll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tod og ventede et stykke tid og blev isk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også bragt et omtåleligt emne på ba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mand, jeg finder dette uelega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otswana er et eksempel på de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de ingen finder, er det deres pligt at videregive denne oplys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akartas modforanstaltninger, især militære, har hidtil haft den modsatte virk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nogen rydder en hektar frugthave, er det, fordi der er en økonomisk tilskynd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ores vaner og bosteder er blevet sti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jeg kan trods alt måske vove et smi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pdræt af hjorte, af ræve og af mink er helt forskellige spørgsmå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blev konstateret på den første donorkonference i jul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vil aflægge rapport om, hvordan det bliver ført ud i liv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undgå at blæse, mens vi har mel i mun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r været en lang drægtighedsperio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ru formand, det er allerede gået meget vidt med doping i spor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iratkopierede solbriller kan forvolde skade på bærerens sy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bør overvinde deres stædighed og indrømme nederla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nesker behandles som skidt på togstationerne og af luftfartsselskaberne og lufthavnsmyndighed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euroen er en svag valuta, så var marken helt bestemt anæm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nævner nemlig hunde, katte, akvariefisk, amfibier, reptiler, fugle og pattedy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llers må man uddele gratis detektorer til falske sedler til de småhandl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fine metoder tåler ikke dagens ly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artikler er særlig vigtige for individets og hele samfundets velbefinden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finder, at vi ved denne lejlighed bør tilbyde vores samarbejde og vores velvilj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retlig ramme, der ikke slides op af denne type afgiftsmæssige foranstalt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betyder, at en zinkkiste er påkrævet, hvilket er meget dyr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n konkurrenceforvridning, som vi skal have elimin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lyrejser er ikke det samme som busrej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må kollektive søgsmålsmekanismer indeholde dertil egnede forholdsreg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forsat problemer med at finansiere fælles projekter virkelig ukomplic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vores amerikanske venner nødt til at accept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ærerne af en misantropisk ideologi er fortsat en trussel mod o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fjerde findes der også misbrug af statsmonopo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n var menneskelig og tog nogle gange fej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 går ind for europæisk samarbejde på dette fe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inlands eget nationale parlament, , fejrer et særligt jubilæum.</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Jeg har nævnt nødhavne og sikre kajpladser i en af mine tidligere betænk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har jeg stillet et lille ændringsforslag til stk.</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Forskningsmidler til mindskelse af affaldsmængden og en øgning af anlæggenes sikkerhed er påkræv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arlamentet er sprunget op som en tiger og landet som en sengeforlig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overfor tager de små highlights sig kummerlige u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forsøger også at opildne forbrugerne til at tage del i deres kampag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agter at øge denne form for samarbejde og koordination hurtigst mul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kulle selv have identificeret disse svagheder på et tidligt tidspunk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 hensyn til dette emne vil jeg gerne understrege to punkter m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ndarbejderne på de hvides farme må ofte leve under uacceptable sociale forhol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åber, at den bliver vej og ikke kro.</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værdier er også baseret på den hellenistiske arv og romersk lo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rok, ville vi faktisk allerede været kommet langt vider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Gennem andele og medejerskab bliver arbejdstagere til medarbejdere og medarbejdere til medej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også gerne fremhæve et andet aspekt, hvor vi ofte trækker en ni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slaget betoner alligevel i stor udstrækning både proportionalitet og subsidiar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ønkløften har også individuelle dimensio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kampen for afskaffelsen af dødsstraf skal vi finde et fælles moralsk fodsl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obbeltregulering af reklame løser ikke problem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anken er fin, men gennemførelsen er tvivlso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andet arbejde nok, så vi behøver ikke at udføre et sådant sisyfosarbej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gør fødevarerne sundere, vi gør kødet, dyreprodukterne, sund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 en chokerende kynisme foreslår ordføreren at liberalisere og deregulere markedet fuldstændig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gør de grove karikaturer af eurokrater fuldstændig til skam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fter min mening bør vi gøre dette klart for den yemenitiske regering i 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det resultat, vi vil opnå ved hjælp af disse kliniske forsø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kan desværre på grund af tidnød ikke gå i detalj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r anrettet store skader på miljø, turisme og landbru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skete der rent faktisk med de italienske handicappede fan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ed, at den australske regering har fået meddel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lobaliseringen fører, det ved vi alle, til verdensomspændende konkurrenc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idste sommer overtog blågrønne alger hele havet med hjælp fra det varme vej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kal omdannes til et fissilt materiale ved hjælp af formeringsteknolog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onprofitorganisationer blev også involve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ventet her i aften i mange timer for at tal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medlemmer af et erhverv fastsætter fælles salærer strider principielt mod konkurrenceregl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anden gang kunne vi måske lade stemningen ebbe ud, inden vi genoptager afstem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tøttede ændringsforslagene vedrørende folkemordet på armeni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ondon er verdens ledende finanscenter, og engelsk er det fælles forretningssprog i ver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For det andet ønsker vi at understrege, at omplacering ikke er noget entydigt fænom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kin, vi beder dig blive rask i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ille simpelthen ende med kun at have sport, amerikanske film og talkshow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kan kalde denne tilgang for neoimperialistisk og revanchistisk.</text:p>
          </table:table-cell>
          <table:table-cell table:style-name="ce7" table:content-validation-name="val1" office:value-type="string" calcext:value-type="string">
            <text:p>C</text:p>
          </table:table-cell>
          <table:table-cell table:number-columns-repeated="62"/>
        </table:table-row>
        <table:table-row table:style-name="ro7">
          <table:table-cell table:style-name="ce20" office:value-type="string" calcext:value-type="string">
            <text:p>I går tekstilmarkedet, i dag skomarkedet, hvad bliver det næs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Ud fra egen erfaring lovpriser han irakiske studerendes nivea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æs dog venligst først tekst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ekstilindustrien er ikke et levn fra forti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ommissionen bevarer på sin side kontakten til de berørte medlemssta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synes, at det er en meget klog beslut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Åbenhed er ærlige magthaveres bedste redskab til at værge sig mod egne venners press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spurgt afdeling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idligere på året opgav jeg mine vigtigste priorite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lken atlet vil bevidst skade sit hjerte, lever, nyrer eller reproduktive orga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l og vind skal ikke byttes ud med atomkraf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 dette pokerspil er nu gået ga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r efterladt mange af os med flere spørgsmål end 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od gratis undervisning er væsentlig for udvikl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d at ville være udtømmende løber betænkningen den sikre risiko at være ufuldstænd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neskerettighedsorganisationen sammenfattede det med, at det er rævene, som vogter gæsse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ars er desværre kommet for at bli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ersonligt går jeg ikke ind for nyprotektionistiske tendenser i international hand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løst de problemer, som programmet havde i star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har allerede tilbragt en hel uge i lufthav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foregår storstilet jagt på krondyr, vildsvin og elg i de polske sko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amme problem gælder standardiseringen af værdier for kystvande og ferskv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konstateret, at når orkanen hersker på havet, bryder alt samm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etsudvalget tæller jo mange, der arbejder inden for retsvæsen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gypten er et stort og vigtigt land med en rig histori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srael kan gennemføre langt større operationer i dette område end tidlig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n frygter hyperinflation og massiv forarm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er nytten af en hundrede og syttende hensigtserklæring ret begræns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es borgere er mere trygge ved processen, og det endelige resultat har større legitim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behov for strukturelle ændringer for at gøre dem mere hørba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r landet ikke baseret sit fremskridt på negrenes pinsler og slaveri?</text:p>
          </table:table-cell>
          <table:table-cell table:style-name="ce7" table:content-validation-name="val1" office:value-type="string" calcext:value-type="string">
            <text:p>D</text:p>
          </table:table-cell>
          <table:table-cell table:number-columns-repeated="62"/>
        </table:table-row>
        <table:table-row table:style-name="ro7">
          <table:table-cell table:style-name="ce20" office:value-type="string" calcext:value-type="string">
            <text:p>Der ses også på de miljømæssige aspekter og på handicappede menneskers situ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rilankanerne nusser stadig rundt med papirer, mens befolkningen bor i tel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en anden detalje, som vi må tage hensyn ti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ammen er vi fast besluttet på at undgå nye færgekatastrof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ppe i logen sidder der nogle gæster og lytter til o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le være odiøst, hvis det ikke var så grote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ophidsede i hvert fald fonde og forskere på sundhedsområd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olitikken skal ligge fast og eventuelt føres videre frema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ar de radikale, der i første omgang bad om udsættel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skære tingene ud i pap på en åben og tolerant m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kan måske bruges til at yde kompensation for løntab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naturligvis vanskeligt at besvare direk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 bøf skal være en bøf, og en skinke skal være en skink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handler om kalorieoutput, ikke blot om kalorieinpu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er den rigtige anvendelse af ioniserende strå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er havde kroaterne våben, og så fejede de straks serberne af ban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nsartet anvendelse af forordningen er desuden af stor betydn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appellerer jeg meget indtrængende til at indføre den europæiske dimens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er vi nu nødt til at lovgive om lægemidler til pædiatrisk bru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traffen bør udmåles i form af strafferetlige sanktioner, ikke civilretligt an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cambodjanske parlament har erklæret sig indforstået herme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potekere har også behov for pålidelige forsyninger med produkter af høj kvali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yrdende, brændende og deporterende har militserne efterladt landet i et udplyndret og udbrændt kao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a, så meget for den gennemsigtighed, man hele tiden prædi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kalisk hydrolyse er en af disse meto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To elementer er væsentlige, hvis vi skal redde de sidste fiskeområder fra total udfisk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islamiske regime har degraderet kvinder til andenklasses menne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 lidt god vilje og fantasi kan denne cirkels kvadratur løs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plysninger om etnisk eller racemæssig oprindelse indgår ikke normalt he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merikanske arbejdstagere skifter i gennemsnit profession tre gage i løbet af deres levetid.</text:p>
          </table:table-cell>
          <table:table-cell table:style-name="ce7" table:content-validation-name="val1" office:value-type="string" calcext:value-type="string">
            <text:p>A</text:p>
          </table:table-cell>
          <table:table-cell table:number-columns-repeated="62"/>
        </table:table-row>
        <table:table-row table:style-name="ro7">
          <table:table-cell table:style-name="ce20" office:value-type="string" calcext:value-type="string">
            <text:p>Syn ved vejsiden af erhvervskøretøjer</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Jura skal ikke besvares large, men med jura.</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Et sejlskib, som udvides, men ikke gøres dybere, kæntrer l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 analysen fremgår det, at der er behov for en ny udviklingsstrategi for by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ed at skrabe midler sammen på en usystematisk og uorganiseret måde?</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Det er let at fastslå, om en person er smittet med syfili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et højpolitisk projekt, højpolit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lagerens ret til anonymitet må respekter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bifalder den robuste måde, hvorpå han har forsvaret balancen i dette direkti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gerne fremsætte nogle politiske og faglige bemærkning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mener ikke, at væksten eller nøden er ligeligt forde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hip er farlige, når børn putter dem i munden.</text:p>
          </table:table-cell>
          <table:table-cell table:style-name="ce7" table:content-validation-name="val1" office:value-type="string" calcext:value-type="string">
            <text:p>B</text:p>
          </table:table-cell>
          <table:table-cell table:number-columns-repeated="62"/>
        </table:table-row>
        <table:table-row table:style-name="ro7">
          <table:table-cell table:style-name="ce20" office:value-type="string" calcext:value-type="string">
            <text:p>Romtraktaten indeholdt allerede beføjelser herti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sse mål, demokrati og effektivitet, nås kun gennem en føderalistisk mode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nuværende kontraktlige ordning fastlægger kun en rudimentær bilateral dialo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første vedrører de animalske biproduk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is staten accepterer kredit, som den ikke kan tilbagebetale, bebyrder det den næste gener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bringer jeg dette emne på ba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d os altså forsvare ytringsfriheden med næb og klø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Cyperns befolkning har lidt kolossalt under øens delin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vinder bliver degraderet til råstofleverandører af ægcel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give et tiltrængt opsving for den vaklende landbrugsøkonom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Problemet er de høje blyværdier i den maling, der anvendes til det pågældende legetøj.</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iverse radiostationer i ansøgerlandene går alt for vidt med hadetirader mod romaer og jø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vil gerne vide, hvor længe disse to typer data bliver opbevar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bør ikke være noget institutionelt kævler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Hvad der er endnu værre, er, at det er de diegivende moderfår, der forsvin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på høje tid, at vi påtager os vores ansva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ndbyggere kan stadig ikke vende tilbage og sygner hen i flygtningelej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mrådet trues imidlertid af byplanlæggere, der ønsker at bygge hus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bliver ved med at skøjte uden om spørgsmålene om menneskerettigheder og demokrati.</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rgumenter baseret på fair konkurrence og miljøbeskyttelse vinder altid gehør hos befolk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rker som en rød klud på en ty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erkende, at ingen hengiver sig til at transportere dyr af lys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skal jage piraterne og fange dem, ellers vil det ikke nytte no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betænkning berører detaljer inden for risproduk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adrid er en vanskelig part i denne sag, i sagen om regionern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e fleste tilfælde er aggressoren kvindens mand eller partner eller et bekendtska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Også revisionen af lovgivningen om dæks rullemodstand er vigt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må benytte princippet om at hjælpe folk til at hjælpe sig sel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å har vi klaret inkonsistensen mellem elektriciteten og naturgassen og inden for naturgass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har haft en budgetprocedure, som hidtil er forløbet bemærkelsesværdigt gla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skal optjenes på en måde, som offentligheden kan accepte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r bør mere eftertrykkeligt sættes ind over for hvervning af personer til jiha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Landene forvaltede naturligvis den nyfundne frihed i overensstemmelse med gammel skik og gamle van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fstemningen finder sted tirsda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 det med rette, at vi nærer så store forhåbninger til dette finansielle instrumen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samtidig betyde bedre sundhed for børn og færre problemer under opvækst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t fremme udøvelsen af private søgsmål vil gøre konkurrencereglerne mere effektiv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ne prøve er dog en forudsætning for optagelse på de fleste angloamerikanske universitet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skal opstilles passende mål for at sikre passende resultater frem for talmanipul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sidste håb består i, at den turkmenske statspræsident benåder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n vil også opfordre til åbning af store arbejdsplads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Nu dingler det lidt i slut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kader, den forårsager, truer mange dambrugeres og fiskeres eksisten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 den aktuelle vanskelige og udfordrende økonomiske situation kan vi ikke tillade sådanne hæmsko.</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kan ikke lukke kulkraftværker eller kulminer fra den ene dag til den an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Rådet afviste strengt dette og med rett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ønsker ikke, at denne uhyggelige og korrupte institution får mere kontrol.</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har endnu aldrig set en ko stå ved grøftekanten og spejde efter fisk.</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Kan vi følge denne hastige udvikling, når økonomerne spår os store vanskelighed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Intet land bør være et andet lands skraldesp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en telefonlinje for nødopkald i en række lande nu.</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ores kultur er nødt til at tilskynde mændene til at tage deres tør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ulder ville have været enig med mig, hvis han havde været til ste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Allerede i går ville jeg dadle udtrykket cirku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vil være en vanære, der vil vare i flere årtier, hvis det vedtages.</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giver alt væk, rub og stub, deres formue og deres håb.</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Jeg vil være taknemmelig, hvis formanden ikke bruger hammeren, før min tid er gå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omfatter forslaget om finansiering af forskning i fosterstamcell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strider ikke mod hinan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d hensyn til kvoter har vi sagt, at der bør indføres lovkrav.</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undlod vi at stemm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Bander af unge mennesker brød ind i butikker og stjal al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 indiske raketforsøg er et uanvendeligt pressionsmiddel og en kontraproduktiv provokatio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Gevinsten fra en større lastvogn vil blive ædt op af den stigende transportmæng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 er børn, der tilbringer flere timer om dagen med at surfe på internett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Vi er nødt til at have en tydeligere sondring mellem dem.</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isse gode år er ovr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te er rigtigt og på sin plads, idet familien og børns trivsel bliver inddraget.</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om vi har hørt, har vi her et umotiveret mord på en uskyldig man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mokratiske nationalstater bør have enebeføjelse på dette område.</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Men det er allerede ti år sid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også, hvad millioner af europæere af tyrkisk herkomst ønsker.</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Er det bare et teknisk fif eller en udvikling af gennemsigtigheden i selve beslutningstagningen?</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t er naturligvis ikke ensbetydende med, at det pynter på handelsstriden, snarere tværtimod.</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Derfor er en udifferentieret løsning uanvendelig.</text:p>
          </table:table-cell>
          <table:table-cell table:style-name="ce7" table:content-validation-name="val1" office:value-type="string" calcext:value-type="string">
            <text:p>OK</text:p>
          </table:table-cell>
          <table:table-cell table:number-columns-repeated="62"/>
        </table:table-row>
        <table:table-row table:style-name="ro7">
          <table:table-cell table:style-name="ce20" office:value-type="string" calcext:value-type="string">
            <text:p>Standarderne har været gældende for alle personbiler uafhængigt af deres cylindervolumen.</text:p>
          </table:table-cell>
          <table:table-cell table:style-name="ce7" table:content-validation-name="val1" office:value-type="string" calcext:value-type="string">
            <text:p>OK</text:p>
          </table:table-cell>
          <table:table-cell table:number-columns-repeated="62"/>
        </table:table-row>
        <table:table-row table:style-name="ro7" table:number-rows-repeated="2736">
          <table:table-cell table:style-name="ce20"/>
          <table:table-cell table:number-columns-repeated="63"/>
        </table:table-row>
        <table:table-row table:style-name="ro7" table:number-rows-repeated="1043433">
          <table:table-cell table:number-columns-repeated="64"/>
        </table:table-row>
        <table:table-row table:style-name="ro8">
          <table:table-cell table:number-columns-repeated="64"/>
        </table:table-row>
        <calcext:conditional-formats>
          <calcext:conditional-format calcext:target-range-address="Sheet1.B8:Sheet1.B2406">
            <calcext:condition calcext:apply-style-name="ConditionalStyle_1" calcext:value="=&quot;OK&quot;" calcext:base-cell-address="Sheet1.B8"/>
          </calcext:conditional-format>
          <calcext:conditional-format calcext:target-range-address="Sheet1.B8:Sheet1.B2406">
            <calcext:condition calcext:apply-style-name="ConditionalStyle_2" calcext:value="=&quot;A&quot;" calcext:base-cell-address="Sheet1.B8"/>
          </calcext:conditional-format>
          <calcext:conditional-format calcext:target-range-address="Sheet1.B8:Sheet1.B2406">
            <calcext:condition calcext:apply-style-name="ConditionalStyle_2" calcext:value="=&quot;B&quot;" calcext:base-cell-address="Sheet1.B8"/>
          </calcext:conditional-format>
          <calcext:conditional-format calcext:target-range-address="Sheet1.B8:Sheet1.B2406">
            <calcext:condition calcext:apply-style-name="ConditionalStyle_2" calcext:value="=&quot;C&quot;" calcext:base-cell-address="Sheet1.B8"/>
          </calcext:conditional-format>
          <calcext:conditional-format calcext:target-range-address="Sheet1.B8:Sheet1.B2406">
            <calcext:condition calcext:apply-style-name="ConditionalStyle_3" calcext:value="=&quot;D&quot;" calcext:base-cell-address="Sheet1.B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da" fo:country="DK"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percentage-style style:name="N111">
      <number:number number:decimal-places="0" number:min-decimal-places="0" number:min-integer-digits="1"/>
      <number:text>%</number:text>
    </number:percentag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d9d9d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3">00-00-0000</text:date>, <text:time style:data-style-name="N2" text:time-value="22:56:23.89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1-09-13T19:51:13.743000000</dc:date>
    <meta:editing-duration>P14DT12M37S</meta:editing-duration>
    <meta:editing-cycles>22</meta:editing-cycles>
    <meta:document-statistic meta:table-count="1" meta:cell-count="4831" meta:object-count="0"/>
  </office:meta>
</office:document-meta>
</file>